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ff0000"/>
    </style:style>
    <style:style style:name="ta3" style:family="table" style:master-page-name="Default">
      <style:table-properties table:display="true" style:writing-mode="lr-tb" table:tab-color="#9fa8da"/>
    </style:style>
    <style:style style:name="ta4" style:family="table" style:master-page-name="Default">
      <style:table-properties table:display="true" style:writing-mode="lr-tb" table:tab-color="#2979ff"/>
    </style:style>
    <style:style style:name="ta5" style:family="table" style:master-page-name="Default">
      <style:table-properties table:display="true" style:writing-mode="lr-tb" table:tab-color="#1a237e"/>
    </style:style>
    <style:style style:name="ta6" style:family="table" style:master-page-name="Default">
      <style:table-properties table:display="true" style:writing-mode="lr-tb" table:tab-color="#004f9e"/>
    </style:style>
    <style:style style:name="ta7" style:family="table" style:master-page-name="Default">
      <style:table-properties table:display="true" style:writing-mode="lr-tb" table:tab-color="#333333"/>
    </style:style>
    <style:style style:name="ta8" style:family="table" style:master-page-name="Default">
      <style:table-properties table:display="true" style:writing-mode="lr-tb" table:tab-color="#ff3838"/>
    </style:style>
    <style:style style:name="ta9" style:family="table" style:master-page-name="Default">
      <style:table-properties table:display="true" style:writing-mode="lr-tb" table:tab-color="#e8a202"/>
    </style:style>
    <style:style style:name="ta10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e3e3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00ffff" fo:border="0.06pt solid #000000"/>
    </style:style>
    <style:style style:name="ce4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1">
      <style:table-cell-properties fo:background-color="#b4c7dc"/>
      <style:text-properties fo:font-weight="bold" style:font-weight-asian="bold" style:font-weight-complex="bold"/>
    </style:style>
    <style:style style:name="ce12" style:family="table-cell" style:parent-style-name="Default" style:data-style-name="N1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 Capture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ata (additive)</text:p>
          </table:table-cell>
          <table:table-cell table:style-name="ce1" office:value-type="string" calcext:value-type="string">
            <text:p>Multiplier</text:p>
          </table:table-cell>
          <table:table-cell/>
        </table:table-row>
        <table:table-row table:style-name="ro1">
          <table:table-cell office:value-type="string" calcext:value-type="string">
            <text:p>Goals (home)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</table:table-row>
        <table:table-row table:style-name="ro1">
          <table:table-cell office:value-type="string" calcext:value-type="string">
            <text:p>Goals (away)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</table:table-row>
        <table:table-row table:style-name="ro1">
          <table:table-cell office:value-type="string" calcext:value-type="string">
            <text:p>Possession </text:p>
          </table:table-cell>
          <table:table-cell office:value-type="float" office:value="0.067" calcext:value-type="float">
            <text:p>0.067</text:p>
          </table:table-cell>
          <table:table-cell/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hot on Goal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ree kicks 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fsides 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uls 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Red Cards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Yellow Cards 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Total Passes </text:p>
          </table:table-cell>
          <table:table-cell office:value-type="float" office:value="0.00625" calcext:value-type="float">
            <text:p>0.00625</text:p>
          </table:table-cell>
          <table:table-cell/>
        </table:table-row>
        <table:table-row table:style-name="ro1">
          <table:table-cell office:value-type="string" calcext:value-type="string">
            <text:p>Tackles </text:p>
          </table:table-cell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string" calcext:value-type="string">
            <text:p>Attacks 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0.075" calcext:value-type="float">
            <text:p>0.075</text:p>
          </table:table-cell>
          <table:table-cell/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-2" calcext:value-type="float">
            <text:p>-2</text:p>
          </table:table-cell>
          <table:table-cell/>
        </table:table-row>
      </table:table>
      <table:table table:name="ars-she" table:style-name="ta2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Sheffield Utd</text:p>
          </table:table-cell>
          <table:table-cell/>
          <table:table-cell table:formula="of:=[.B1]" office:value-type="string" office:string-value="Arsenal" calcext:value-type="string">
            <text:p>Arsenal</text:p>
          </table:table-cell>
          <table:table-cell table:formula="of:=[.C1]" office:value-type="string" office:string-value="Sheffield Utd" calcext:value-type="string">
            <text:p>Sheffield Utd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[$'Data Capture'.B2]" office:value-type="float" office:value="10" calcext:value-type="float">
            <text:p>10</text:p>
          </table:table-cell>
          <table:table-cell table:formula="of:=[.C2]*[$'Data Capture'.B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3]*[$'Data Capture'.B4]" office:value-type="float" office:value="4.355" calcext:value-type="float">
            <text:p>4.355</text:p>
          </table:table-cell>
          <table:table-cell table:formula="of:=[.C3]*[$'Data Capture'.B4]" office:value-type="float" office:value="2.345" calcext:value-type="float">
            <text:p>2.345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B4]*[$'Data Capture'.B5]" office:value-type="float" office:value="3" calcext:value-type="float">
            <text:p>3</text:p>
          </table:table-cell>
          <table:table-cell table:formula="of:=[.C4]*[$'Data Capture'.B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$'Data Capture'.B6]" office:value-type="float" office:value="5" calcext:value-type="float">
            <text:p>5</text:p>
          </table:table-cell>
          <table:table-cell table:formula="of:=[.C5]*[$'Data Capture'.B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[$'Data Capture'.B7]" office:value-type="float" office:value="0" calcext:value-type="float">
            <text:p>0</text:p>
          </table:table-cell>
          <table:table-cell table:formula="of:=[.C6]*[$'Data Capture'.B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$'Data Capture'.B8]" office:value-type="float" office:value="-1" calcext:value-type="float">
            <text:p>-1</text:p>
          </table:table-cell>
          <table:table-cell table:formula="of:=[.C7]*[$'Data Capture'.B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]*[$'Data Capture'.B9]" office:value-type="float" office:value="6" calcext:value-type="float">
            <text:p>6</text:p>
          </table:table-cell>
          <table:table-cell table:formula="of:=[.C8]*[$'Data Capture'.B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]*[$'Data Capture'.B10]" office:value-type="float" office:value="2" calcext:value-type="float">
            <text:p>2</text:p>
          </table:table-cell>
          <table:table-cell table:formula="of:=[.C9]*[$'Data Capture'.B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0]*[$'Data Capture'.B11]" office:value-type="float" office:value="-0" calcext:value-type="float">
            <text:p>0</text:p>
          </table:table-cell>
          <table:table-cell table:formula="of:=[.C10]*[$'Data Capture'.B11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1]*[$'Data Capture'.B12]" office:value-type="float" office:value="2" calcext:value-type="float">
            <text:p>2</text:p>
          </table:table-cell>
          <table:table-cell table:formula="of:=[.C11]*[$'Data Capture'.B1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2]*[$'Data Capture'.B13]" office:value-type="float" office:value="-6" calcext:value-type="float">
            <text:p>-6</text:p>
          </table:table-cell>
          <table:table-cell table:formula="of:=[.C12]*[$'Data Capture'.B13]"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0" calcext:value-type="float">
            <text:p>0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699" calcext:value-type="float">
            <text:p>699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B15]*[$'Data Capture'.B16]" office:value-type="float" office:value="4.36875" calcext:value-type="float">
            <text:p>4.36875</text:p>
          </table:table-cell>
          <table:table-cell table:formula="of:=[.C15]*[$'Data Capture'.B16]" office:value-type="float" office:value="2.33125" calcext:value-type="float">
            <text:p>2.331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6]*[$'Data Capture'.B17]" office:value-type="float" office:value="2.64" calcext:value-type="float">
            <text:p>2.64</text:p>
          </table:table-cell>
          <table:table-cell table:formula="of:=[.C16]*[$'Data Capture'.B17]"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17]*[$'Data Capture'.B18]" office:value-type="float" office:value="7.15" calcext:value-type="float">
            <text:p>7.15</text:p>
          </table:table-cell>
          <table:table-cell table:formula="of:=[.C17]*[$'Data Capture'.B18]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8]*[$'Data Capture'.B19]" office:value-type="float" office:value="3.075" calcext:value-type="float">
            <text:p>3.075</text:p>
          </table:table-cell>
          <table:table-cell table:formula="of:=[.C18]*[$'Data Capture'.B19]"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]*[$'Data Capture'.B20]" office:value-type="float" office:value="-2" calcext:value-type="float">
            <text:p>-2</text:p>
          </table:table-cell>
          <table:table-cell table:formula="of:=[.C19]*[$'Data Capture'.B20]" office:value-type="float" office:value="-4" calcext:value-type="float">
            <text:p>-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40.58875" calcext:value-type="float">
            <text:p>40.58875</text:p>
          </table:table-cell>
          <table:table-cell table:formula="of:=SUM([.F2:.F19])" office:value-type="float" office:value="11.03125" calcext:value-type="float">
            <text:p>11.03125</text:p>
          </table:table-cell>
        </table:table-row>
      </table:table>
      <table:table table:name="ast-liv" table:style-name="ta3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Liverpool</text:p>
          </table:table-cell>
          <table:table-cell/>
          <table:table-cell table:formula="of:=[.B1]" office:value-type="string" office:string-value="Aston Villa" calcext:value-type="string">
            <text:p>Aston Villa</text:p>
          </table:table-cell>
          <table:table-cell table:formula="of:=[.C1]" office:value-type="string" office:string-value="Liverpool" calcext:value-type="string">
            <text:p>Liverpool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]*[$'Data Capture'.B2]" office:value-type="float" office:value="35" calcext:value-type="float">
            <text:p>35</text:p>
          </table:table-cell>
          <table:table-cell table:formula="of:=[.C2]*[$'Data Capture'.B3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3]*[$'Data Capture'.B4]" office:value-type="float" office:value="2.077" calcext:value-type="float">
            <text:p>2.077</text:p>
          </table:table-cell>
          <table:table-cell table:formula="of:=[.C3]*[$'Data Capture'.B4]" office:value-type="float" office:value="4.623" calcext:value-type="float">
            <text:p>4.623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4]*[$'Data Capture'.B5]" office:value-type="float" office:value="9" calcext:value-type="float">
            <text:p>9</text:p>
          </table:table-cell>
          <table:table-cell table:formula="of:=[.C4]*[$'Data Capture'.B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]*[$'Data Capture'.B6]" office:value-type="float" office:value="11" calcext:value-type="float">
            <text:p>11</text:p>
          </table:table-cell>
          <table:table-cell table:formula="of:=[.C5]*[$'Data Capture'.B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*[$'Data Capture'.B7]" office:value-type="float" office:value="3" calcext:value-type="float">
            <text:p>3</text:p>
          </table:table-cell>
          <table:table-cell table:formula="of:=[.C6]*[$'Data Capture'.B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]*[$'Data Capture'.B8]" office:value-type="float" office:value="-3" calcext:value-type="float">
            <text:p>-3</text:p>
          </table:table-cell>
          <table:table-cell table:formula="of:=[.C7]*[$'Data Capture'.B8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]*[$'Data Capture'.B9]" office:value-type="float" office:value="5.5" calcext:value-type="float">
            <text:p>5.5</text:p>
          </table:table-cell>
          <table:table-cell table:formula="of:=[.C8]*[$'Data Capture'.B9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9]*[$'Data Capture'.B10]" office:value-type="float" office:value="2" calcext:value-type="float">
            <text:p>2</text:p>
          </table:table-cell>
          <table:table-cell table:formula="of:=[.C9]*[$'Data Capture'.B1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]*[$'Data Capture'.B11]" office:value-type="float" office:value="-2" calcext:value-type="float">
            <text:p>-2</text:p>
          </table:table-cell>
          <table:table-cell table:formula="of:=[.C10]*[$'Data Capture'.B1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1]*[$'Data Capture'.B12]" office:value-type="float" office:value="12" calcext:value-type="float">
            <text:p>12</text:p>
          </table:table-cell>
          <table:table-cell table:formula="of:=[.C11]*[$'Data Capture'.B1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2]*[$'Data Capture'.B13]" office:value-type="float" office:value="-14" calcext:value-type="float">
            <text:p>-14</text:p>
          </table:table-cell>
          <table:table-cell table:formula="of:=[.C12]*[$'Data Capture'.B13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285" calcext:value-type="float">
            <text:p>285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B15]*[$'Data Capture'.B16]" office:value-type="float" office:value="1.78125" calcext:value-type="float">
            <text:p>1.78125</text:p>
          </table:table-cell>
          <table:table-cell table:formula="of:=[.C15]*[$'Data Capture'.B16]" office:value-type="float" office:value="4.0625" calcext:value-type="float">
            <text:p>4.06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6]*[$'Data Capture'.B17]" office:value-type="float" office:value="4.95" calcext:value-type="float">
            <text:p>4.95</text:p>
          </table:table-cell>
          <table:table-cell table:formula="of:=[.C16]*[$'Data Capture'.B17]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B17]*[$'Data Capture'.B18]" office:value-type="float" office:value="4.45" calcext:value-type="float">
            <text:p>4.45</text:p>
          </table:table-cell>
          <table:table-cell table:formula="of:=[.C17]*[$'Data Capture'.B18]"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18]*[$'Data Capture'.B19]" office:value-type="float" office:value="2.775" calcext:value-type="float">
            <text:p>2.775</text:p>
          </table:table-cell>
          <table:table-cell table:formula="of:=[.C18]*[$'Data Capture'.B19]"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9]*[$'Data Capture'.B20]" office:value-type="float" office:value="-4" calcext:value-type="float">
            <text:p>-4</text:p>
          </table:table-cell>
          <table:table-cell table:formula="of:=[.C19]*[$'Data Capture'.B20]" office:value-type="float" office:value="-14" calcext:value-type="float">
            <text:p>-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64.53325" calcext:value-type="float">
            <text:p>64.53325</text:p>
          </table:table-cell>
          <table:table-cell table:formula="of:=SUM([.F2:.F19])" office:value-type="float" office:value="31.3555" calcext:value-type="float">
            <text:p>31.3555</text:p>
          </table:table-cell>
        </table:table-row>
      </table:table>
      <table:table table:name="che-cry" table:style-name="ta4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rystal Palace</text:p>
          </table:table-cell>
          <table:table-cell/>
          <table:table-cell table:formula="of:=[.B1]" office:value-type="string" office:string-value="Chelsea" calcext:value-type="string">
            <text:p>Chelsea</text:p>
          </table:table-cell>
          <table:table-cell table:formula="of:=[.C1]" office:value-type="string" office:string-value="Crystal Palace" calcext:value-type="string">
            <text:p>Crystal Palace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*[$'Data Capture'.B2]" office:value-type="float" office:value="20" calcext:value-type="float">
            <text:p>20</text:p>
          </table:table-cell>
          <table:table-cell table:formula="of:=[.C2]*[$'Data Capture'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3]*[$'Data Capture'.B4]" office:value-type="float" office:value="4.757" calcext:value-type="float">
            <text:p>4.757</text:p>
          </table:table-cell>
          <table:table-cell table:formula="of:=[.C3]*[$'Data Capture'.B4]" office:value-type="float" office:value="1.943" calcext:value-type="float">
            <text:p>1.943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4]*[$'Data Capture'.B5]" office:value-type="float" office:value="8.5" calcext:value-type="float">
            <text:p>8.5</text:p>
          </table:table-cell>
          <table:table-cell table:formula="of:=[.C4]*[$'Data Capture'.B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*[$'Data Capture'.B6]" office:value-type="float" office:value="6" calcext:value-type="float">
            <text:p>6</text:p>
          </table:table-cell>
          <table:table-cell table:formula="of:=[.C5]*[$'Data Capture'.B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[$'Data Capture'.B7]" office:value-type="float" office:value="4.5" calcext:value-type="float">
            <text:p>4.5</text:p>
          </table:table-cell>
          <table:table-cell table:formula="of:=[.C6]*[$'Data Capture'.B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$'Data Capture'.B8]" office:value-type="float" office:value="-5" calcext:value-type="float">
            <text:p>-5</text:p>
          </table:table-cell>
          <table:table-cell table:formula="of:=[.C7]*[$'Data Capture'.B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8]*[$'Data Capture'.B9]" office:value-type="float" office:value="5.5" calcext:value-type="float">
            <text:p>5.5</text:p>
          </table:table-cell>
          <table:table-cell table:formula="of:=[.C8]*[$'Data Capture'.B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*[$'Data Capture'.B10]" office:value-type="float" office:value="8" calcext:value-type="float">
            <text:p>8</text:p>
          </table:table-cell>
          <table:table-cell table:formula="of:=[.C9]*[$'Data Capture'.B1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]*[$'Data Capture'.B11]" office:value-type="float" office:value="-1" calcext:value-type="float">
            <text:p>-1</text:p>
          </table:table-cell>
          <table:table-cell table:formula="of:=[.C10]*[$'Data Capture'.B11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*[$'Data Capture'.B12]" office:value-type="float" office:value="0" calcext:value-type="float">
            <text:p>0</text:p>
          </table:table-cell>
          <table:table-cell table:formula="of:=[.C11]*[$'Data Capture'.B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2]*[$'Data Capture'.B13]" office:value-type="float" office:value="-34" calcext:value-type="float">
            <text:p>-34</text:p>
          </table:table-cell>
          <table:table-cell table:formula="of:=[.C12]*[$'Data Capture'.B13]"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707" calcext:value-type="float">
            <text:p>707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B15]*[$'Data Capture'.B16]" office:value-type="float" office:value="4.41875" calcext:value-type="float">
            <text:p>4.41875</text:p>
          </table:table-cell>
          <table:table-cell table:formula="of:=[.C15]*[$'Data Capture'.B1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6]*[$'Data Capture'.B17]" office:value-type="float" office:value="4.62" calcext:value-type="float">
            <text:p>4.62</text:p>
          </table:table-cell>
          <table:table-cell table:formula="of:=[.C16]*[$'Data Capture'.B17]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17]*[$'Data Capture'.B18]" office:value-type="float" office:value="6.45" calcext:value-type="float">
            <text:p>6.45</text:p>
          </table:table-cell>
          <table:table-cell table:formula="of:=[.C17]*[$'Data Capture'.B18]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18]*[$'Data Capture'.B19]" office:value-type="float" office:value="3.675" calcext:value-type="float">
            <text:p>3.675</text:p>
          </table:table-cell>
          <table:table-cell table:formula="of:=[.C18]*[$'Data Capture'.B19]"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9]*[$'Data Capture'.B20]" office:value-type="float" office:value="-0" calcext:value-type="float">
            <text:p>0</text:p>
          </table:table-cell>
          <table:table-cell table:formula="of:=[.C19]*[$'Data Capture'.B20]" office:value-type="float" office:value="-8" calcext:value-type="float">
            <text:p>-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30.42075" calcext:value-type="float">
            <text:p>30.42075</text:p>
          </table:table-cell>
          <table:table-cell table:formula="of:=SUM([.F2:.F19])" office:value-type="float" office:value="-0.981999999999999" calcext:value-type="float">
            <text:p>-0.981999999999999</text:p>
          </table:table-cell>
        </table:table-row>
      </table:table>
      <table:table table:name="eve-bri" table:style-name="ta5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Brighton</text:p>
          </table:table-cell>
          <table:table-cell/>
          <table:table-cell table:formula="of:=[.B1]" office:value-type="string" office:string-value="Everton" calcext:value-type="string">
            <text:p>Everton</text:p>
          </table:table-cell>
          <table:table-cell table:formula="of:=[.C1]" office:value-type="string" office:string-value="Brighton" calcext:value-type="string">
            <text:p>Brighton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]*[$'Data Capture'.B2]" office:value-type="float" office:value="20" calcext:value-type="float">
            <text:p>20</text:p>
          </table:table-cell>
          <table:table-cell table:formula="of:=[.C2]*[$'Data Capture'.B3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3]*[$'Data Capture'.B4]" office:value-type="float" office:value="2.881" calcext:value-type="float">
            <text:p>2.881</text:p>
          </table:table-cell>
          <table:table-cell table:formula="of:=[.C3]*[$'Data Capture'.B4]" office:value-type="float" office:value="3.819" calcext:value-type="float">
            <text:p>3.819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[.B4]*[$'Data Capture'.B5]" office:value-type="float" office:value="5.5" calcext:value-type="float">
            <text:p>5.5</text:p>
          </table:table-cell>
          <table:table-cell table:formula="of:=[.C4]*[$'Data Capture'.B5]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5]*[$'Data Capture'.B6]" office:value-type="float" office:value="6" calcext:value-type="float">
            <text:p>6</text:p>
          </table:table-cell>
          <table:table-cell table:formula="of:=[.C5]*[$'Data Capture'.B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6]*[$'Data Capture'.B7]" office:value-type="float" office:value="1.5" calcext:value-type="float">
            <text:p>1.5</text:p>
          </table:table-cell>
          <table:table-cell table:formula="of:=[.C6]*[$'Data Capture'.B7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]*[$'Data Capture'.B8]" office:value-type="float" office:value="-3" calcext:value-type="float">
            <text:p>-3</text:p>
          </table:table-cell>
          <table:table-cell table:formula="of:=[.C7]*[$'Data Capture'.B8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8]*[$'Data Capture'.B9]" office:value-type="float" office:value="7.5" calcext:value-type="float">
            <text:p>7.5</text:p>
          </table:table-cell>
          <table:table-cell table:formula="of:=[.C8]*[$'Data Capture'.B9]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9]*[$'Data Capture'.B10]" office:value-type="float" office:value="3" calcext:value-type="float">
            <text:p>3</text:p>
          </table:table-cell>
          <table:table-cell table:formula="of:=[.C9]*[$'Data Capture'.B1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]*[$'Data Capture'.B11]" office:value-type="float" office:value="-0" calcext:value-type="float">
            <text:p>0</text:p>
          </table:table-cell>
          <table:table-cell table:formula="of:=[.C10]*[$'Data Capture'.B1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*[$'Data Capture'.B12]" office:value-type="float" office:value="2" calcext:value-type="float">
            <text:p>2</text:p>
          </table:table-cell>
          <table:table-cell table:formula="of:=[.C11]*[$'Data Capture'.B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2]*[$'Data Capture'.B13]" office:value-type="float" office:value="-26" calcext:value-type="float">
            <text:p>-26</text:p>
          </table:table-cell>
          <table:table-cell table:formula="of:=[.C12]*[$'Data Capture'.B13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0" calcext:value-type="float">
            <text:p>0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74" calcext:value-type="float">
            <text:p>474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B15]*[$'Data Capture'.B16]" office:value-type="float" office:value="2.9625" calcext:value-type="float">
            <text:p>2.9625</text:p>
          </table:table-cell>
          <table:table-cell table:formula="of:=[.C15]*[$'Data Capture'.B16]" office:value-type="float" office:value="3.8625" calcext:value-type="float">
            <text:p>3.86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[.B16]*[$'Data Capture'.B17]" office:value-type="float" office:value="6.6" calcext:value-type="float">
            <text:p>6.6</text:p>
          </table:table-cell>
          <table:table-cell table:formula="of:=[.C16]*[$'Data Capture'.B17]"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17]*[$'Data Capture'.B18]" office:value-type="float" office:value="4.3" calcext:value-type="float">
            <text:p>4.3</text:p>
          </table:table-cell>
          <table:table-cell table:formula="of:=[.C17]*[$'Data Capture'.B18]"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18]*[$'Data Capture'.B19]" office:value-type="float" office:value="3.075" calcext:value-type="float">
            <text:p>3.075</text:p>
          </table:table-cell>
          <table:table-cell table:formula="of:=[.C18]*[$'Data Capture'.B19]"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9]*[$'Data Capture'.B20]" office:value-type="float" office:value="-4" calcext:value-type="float">
            <text:p>-4</text:p>
          </table:table-cell>
          <table:table-cell table:formula="of:=[.C19]*[$'Data Capture'.B20]" office:value-type="float" office:value="-8" calcext:value-type="float">
            <text:p>-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32.3185" calcext:value-type="float">
            <text:p>32.3185</text:p>
          </table:table-cell>
          <table:table-cell table:formula="of:=SUM([.F2:.F19])" office:value-type="float" office:value="22.6315" calcext:value-type="float">
            <text:p>22.6315</text:p>
          </table:table-cell>
        </table:table-row>
      </table:table>
      <table:table table:name="lee-cit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Manchester City</text:p>
          </table:table-cell>
          <table:table-cell/>
          <table:table-cell table:formula="of:=[.B1]" office:value-type="string" office:string-value="Leeds" calcext:value-type="string">
            <text:p>Leeds</text:p>
          </table:table-cell>
          <table:table-cell table:formula="of:=[.C1]" office:value-type="string" office:string-value="Manchester City" calcext:value-type="string">
            <text:p>Manchester City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]*[$'Data Capture'.B2]" office:value-type="float" office:value="5" calcext:value-type="float">
            <text:p>5</text:p>
          </table:table-cell>
          <table:table-cell table:formula="of:=[.C2]*[$'Data Capture'.B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]*[$'Data Capture'.B4]" office:value-type="float" office:value="3.484" calcext:value-type="float">
            <text:p>3.484</text:p>
          </table:table-cell>
          <table:table-cell table:formula="of:=[.C3]*[$'Data Capture'.B4]" office:value-type="float" office:value="3.216" calcext:value-type="float">
            <text:p>3.216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4]*[$'Data Capture'.B5]" office:value-type="float" office:value="6" calcext:value-type="float">
            <text:p>6</text:p>
          </table:table-cell>
          <table:table-cell table:formula="of:=[.C4]*[$'Data Capture'.B5]"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$'Data Capture'.B6]" office:value-type="float" office:value="7" calcext:value-type="float">
            <text:p>7</text:p>
          </table:table-cell>
          <table:table-cell table:formula="of:=[.C5]*[$'Data Capture'.B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6]*[$'Data Capture'.B7]" office:value-type="float" office:value="1.5" calcext:value-type="float">
            <text:p>1.5</text:p>
          </table:table-cell>
          <table:table-cell table:formula="of:=[.C6]*[$'Data Capture'.B7]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]*[$'Data Capture'.B8]" office:value-type="float" office:value="-3" calcext:value-type="float">
            <text:p>-3</text:p>
          </table:table-cell>
          <table:table-cell table:formula="of:=[.C7]*[$'Data Capture'.B8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8]*[$'Data Capture'.B9]" office:value-type="float" office:value="8" calcext:value-type="float">
            <text:p>8</text:p>
          </table:table-cell>
          <table:table-cell table:formula="of:=[.C8]*[$'Data Capture'.B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9]*[$'Data Capture'.B10]" office:value-type="float" office:value="7" calcext:value-type="float">
            <text:p>7</text:p>
          </table:table-cell>
          <table:table-cell table:formula="of:=[.C9]*[$'Data Capture'.B1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0]*[$'Data Capture'.B11]" office:value-type="float" office:value="-2" calcext:value-type="float">
            <text:p>-2</text:p>
          </table:table-cell>
          <table:table-cell table:formula="of:=[.C10]*[$'Data Capture'.B11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1]*[$'Data Capture'.B12]" office:value-type="float" office:value="2" calcext:value-type="float">
            <text:p>2</text:p>
          </table:table-cell>
          <table:table-cell table:formula="of:=[.C11]*[$'Data Capture'.B1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2]*[$'Data Capture'.B13]" office:value-type="float" office:value="-22" calcext:value-type="float">
            <text:p>-22</text:p>
          </table:table-cell>
          <table:table-cell table:formula="of:=[.C12]*[$'Data Capture'.B13]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29" calcext:value-type="float">
            <text:p>429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B15]*[$'Data Capture'.B16]" office:value-type="float" office:value="2.68125" calcext:value-type="float">
            <text:p>2.68125</text:p>
          </table:table-cell>
          <table:table-cell table:formula="of:=[.C15]*[$'Data Capture'.B16]" office:value-type="float" office:value="2.43125" calcext:value-type="float">
            <text:p>2.431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6]*[$'Data Capture'.B17]" office:value-type="float" office:value="8.91" calcext:value-type="float">
            <text:p>8.91</text:p>
          </table:table-cell>
          <table:table-cell table:formula="of:=[.C16]*[$'Data Capture'.B17]"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B17]*[$'Data Capture'.B18]" office:value-type="float" office:value="3.8" calcext:value-type="float">
            <text:p>3.8</text:p>
          </table:table-cell>
          <table:table-cell table:formula="of:=[.C17]*[$'Data Capture'.B18]"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18]*[$'Data Capture'.B19]" office:value-type="float" office:value="2.625" calcext:value-type="float">
            <text:p>2.625</text:p>
          </table:table-cell>
          <table:table-cell table:formula="of:=[.C18]*[$'Data Capture'.B19]"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9]*[$'Data Capture'.B20]" office:value-type="float" office:value="-2" calcext:value-type="float">
            <text:p>-2</text:p>
          </table:table-cell>
          <table:table-cell table:formula="of:=[.C19]*[$'Data Capture'.B20]"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23.00025" calcext:value-type="float">
            <text:p>23.00025</text:p>
          </table:table-cell>
          <table:table-cell table:formula="of:=SUM([.F2:.F19])" office:value-type="float" office:value="41.97725" calcext:value-type="float">
            <text:p>41.97725</text:p>
          </table:table-cell>
        </table:table-row>
      </table:table>
      <table:table table:name="lei-ham" table:style-name="ta6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West Ham</text:p>
          </table:table-cell>
          <table:table-cell/>
          <table:table-cell table:formula="of:=[.B1]" office:value-type="string" office:string-value="Leicester" calcext:value-type="string">
            <text:p>Leicester</text:p>
          </table:table-cell>
          <table:table-cell table:formula="of:=[.C1]" office:value-type="string" office:string-value="West Ham" calcext:value-type="string">
            <text:p>West Ham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]*[$'Data Capture'.B2]" office:value-type="float" office:value="0" calcext:value-type="float">
            <text:p>0</text:p>
          </table:table-cell>
          <table:table-cell table:formula="of:=[.C2]*[$'Data Capture'.B3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3]*[$'Data Capture'.B4]" office:value-type="float" office:value="4.623" calcext:value-type="float">
            <text:p>4.623</text:p>
          </table:table-cell>
          <table:table-cell table:formula="of:=[.C3]*[$'Data Capture'.B4]" office:value-type="float" office:value="2.077" calcext:value-type="float">
            <text:p>2.077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4]*[$'Data Capture'.B5]" office:value-type="float" office:value="2" calcext:value-type="float">
            <text:p>2</text:p>
          </table:table-cell>
          <table:table-cell table:formula="of:=[.C4]*[$'Data Capture'.B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]*[$'Data Capture'.B6]" office:value-type="float" office:value="0" calcext:value-type="float">
            <text:p>0</text:p>
          </table:table-cell>
          <table:table-cell table:formula="of:=[.C5]*[$'Data Capture'.B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]*[$'Data Capture'.B7]" office:value-type="float" office:value="1.5" calcext:value-type="float">
            <text:p>1.5</text:p>
          </table:table-cell>
          <table:table-cell table:formula="of:=[.C6]*[$'Data Capture'.B7]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*[$'Data Capture'.B8]" office:value-type="float" office:value="-2" calcext:value-type="float">
            <text:p>-2</text:p>
          </table:table-cell>
          <table:table-cell table:formula="of:=[.C7]*[$'Data Capture'.B8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8]*[$'Data Capture'.B9]" office:value-type="float" office:value="6" calcext:value-type="float">
            <text:p>6</text:p>
          </table:table-cell>
          <table:table-cell table:formula="of:=[.C8]*[$'Data Capture'.B9]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]*[$'Data Capture'.B10]" office:value-type="float" office:value="6" calcext:value-type="float">
            <text:p>6</text:p>
          </table:table-cell>
          <table:table-cell table:formula="of:=[.C9]*[$'Data Capture'.B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]*[$'Data Capture'.B11]" office:value-type="float" office:value="-4" calcext:value-type="float">
            <text:p>-4</text:p>
          </table:table-cell>
          <table:table-cell table:formula="of:=[.C10]*[$'Data Capture'.B1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]*[$'Data Capture'.B12]" office:value-type="float" office:value="6" calcext:value-type="float">
            <text:p>6</text:p>
          </table:table-cell>
          <table:table-cell table:formula="of:=[.C11]*[$'Data Capture'.B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*[$'Data Capture'.B13]" office:value-type="float" office:value="-22" calcext:value-type="float">
            <text:p>-22</text:p>
          </table:table-cell>
          <table:table-cell table:formula="of:=[.C12]*[$'Data Capture'.B13]"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684" calcext:value-type="float">
            <text:p>684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B15]*[$'Data Capture'.B16]" office:value-type="float" office:value="4.275" calcext:value-type="float">
            <text:p>4.275</text:p>
          </table:table-cell>
          <table:table-cell table:formula="of:=[.C15]*[$'Data Capture'.B16]"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6]*[$'Data Capture'.B17]" office:value-type="float" office:value="2.31" calcext:value-type="float">
            <text:p>2.31</text:p>
          </table:table-cell>
          <table:table-cell table:formula="of:=[.C16]*[$'Data Capture'.B17]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17]*[$'Data Capture'.B18]" office:value-type="float" office:value="7.35" calcext:value-type="float">
            <text:p>7.35</text:p>
          </table:table-cell>
          <table:table-cell table:formula="of:=[.C17]*[$'Data Capture'.B18]"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18]*[$'Data Capture'.B19]" office:value-type="float" office:value="4.35" calcext:value-type="float">
            <text:p>4.35</text:p>
          </table:table-cell>
          <table:table-cell table:formula="of:=[.C18]*[$'Data Capture'.B19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[$'Data Capture'.B20]" office:value-type="float" office:value="-6" calcext:value-type="float">
            <text:p>-6</text:p>
          </table:table-cell>
          <table:table-cell table:formula="of:=[.C19]*[$'Data Capture'.B20]" office:value-type="float" office:value="-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4.408" calcext:value-type="float">
            <text:p>4.408</text:p>
          </table:table-cell>
          <table:table-cell table:formula="of:=SUM([.F2:.F19])" office:value-type="float" office:value="34.537" calcext:value-type="float">
            <text:p>34.537</text:p>
          </table:table-cell>
        </table:table-row>
      </table:table>
      <table:table table:name="new-bur" table:style-name="ta7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Burnley</text:p>
          </table:table-cell>
          <table:table-cell/>
          <table:table-cell table:formula="of:=[.B1]" office:value-type="string" office:string-value="Newcastle" calcext:value-type="string">
            <text:p>Newcastle</text:p>
          </table:table-cell>
          <table:table-cell table:formula="of:=[.C1]" office:value-type="string" office:string-value="Burnley" calcext:value-type="string">
            <text:p>Burnley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[$'Data Capture'.B2]" office:value-type="float" office:value="15" calcext:value-type="float">
            <text:p>15</text:p>
          </table:table-cell>
          <table:table-cell table:formula="of:=[.C2]*[$'Data Capture'.B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3]*[$'Data Capture'.B4]" office:value-type="float" office:value="3.216" calcext:value-type="float">
            <text:p>3.216</text:p>
          </table:table-cell>
          <table:table-cell table:formula="of:=[.C3]*[$'Data Capture'.B4]" office:value-type="float" office:value="3.484" calcext:value-type="float">
            <text:p>3.484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4]*[$'Data Capture'.B5]" office:value-type="float" office:value="5" calcext:value-type="float">
            <text:p>5</text:p>
          </table:table-cell>
          <table:table-cell table:formula="of:=[.C4]*[$'Data Capture'.B5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5]*[$'Data Capture'.B6]" office:value-type="float" office:value="5" calcext:value-type="float">
            <text:p>5</text:p>
          </table:table-cell>
          <table:table-cell table:formula="of:=[.C5]*[$'Data Capture'.B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[$'Data Capture'.B7]" office:value-type="float" office:value="3" calcext:value-type="float">
            <text:p>3</text:p>
          </table:table-cell>
          <table:table-cell table:formula="of:=[.C6]*[$'Data Capture'.B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$'Data Capture'.B8]" office:value-type="float" office:value="-1" calcext:value-type="float">
            <text:p>-1</text:p>
          </table:table-cell>
          <table:table-cell table:formula="of:=[.C7]*[$'Data Capture'.B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8]*[$'Data Capture'.B9]" office:value-type="float" office:value="11" calcext:value-type="float">
            <text:p>11</text:p>
          </table:table-cell>
          <table:table-cell table:formula="of:=[.C8]*[$'Data Capture'.B9]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]*[$'Data Capture'.B10]" office:value-type="float" office:value="3" calcext:value-type="float">
            <text:p>3</text:p>
          </table:table-cell>
          <table:table-cell table:formula="of:=[.C9]*[$'Data Capture'.B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]*[$'Data Capture'.B11]" office:value-type="float" office:value="-4" calcext:value-type="float">
            <text:p>-4</text:p>
          </table:table-cell>
          <table:table-cell table:formula="of:=[.C10]*[$'Data Capture'.B11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11]*[$'Data Capture'.B12]" office:value-type="float" office:value="4" calcext:value-type="float">
            <text:p>4</text:p>
          </table:table-cell>
          <table:table-cell table:formula="of:=[.C11]*[$'Data Capture'.B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2]*[$'Data Capture'.B13]" office:value-type="float" office:value="-26" calcext:value-type="float">
            <text:p>-26</text:p>
          </table:table-cell>
          <table:table-cell table:formula="of:=[.C12]*[$'Data Capture'.B13]"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16" calcext:value-type="float">
            <text:p>416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B15]*[$'Data Capture'.B16]" office:value-type="float" office:value="2.6" calcext:value-type="float">
            <text:p>2.6</text:p>
          </table:table-cell>
          <table:table-cell table:formula="of:=[.C15]*[$'Data Capture'.B16]" office:value-type="float" office:value="2.84375" calcext:value-type="float">
            <text:p>2.8437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6]*[$'Data Capture'.B17]" office:value-type="float" office:value="1.65" calcext:value-type="float">
            <text:p>1.65</text:p>
          </table:table-cell>
          <table:table-cell table:formula="of:=[.C16]*[$'Data Capture'.B17]"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17]*[$'Data Capture'.B18]" office:value-type="float" office:value="4.75" calcext:value-type="float">
            <text:p>4.75</text:p>
          </table:table-cell>
          <table:table-cell table:formula="of:=[.C17]*[$'Data Capture'.B18]"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18]*[$'Data Capture'.B19]" office:value-type="float" office:value="4.275" calcext:value-type="float">
            <text:p>4.275</text:p>
          </table:table-cell>
          <table:table-cell table:formula="of:=[.C18]*[$'Data Capture'.B19]" office:value-type="float" office:value="3.675" calcext:value-type="float">
            <text:p>3.67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9]*[$'Data Capture'.B20]" office:value-type="float" office:value="-2" calcext:value-type="float">
            <text:p>-2</text:p>
          </table:table-cell>
          <table:table-cell table:formula="of:=[.C19]*[$'Data Capture'.B20]" office:value-type="float" office:value="-6" calcext:value-type="float">
            <text:p>-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23.491" calcext:value-type="float">
            <text:p>23.491</text:p>
          </table:table-cell>
          <table:table-cell table:formula="of:=SUM([.F2:.F19])" office:value-type="float" office:value="-5.80725" calcext:value-type="float">
            <text:p>-5.80725</text:p>
          </table:table-cell>
        </table:table-row>
      </table:table>
      <table:table table:name="sou-bro" table:style-name="ta8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st Brom</text:p>
          </table:table-cell>
          <table:table-cell/>
          <table:table-cell table:formula="of:=[.B1]" office:value-type="string" office:string-value="Southampton" calcext:value-type="string">
            <text:p>Southampton</text:p>
          </table:table-cell>
          <table:table-cell table:formula="of:=[.C1]" office:value-type="string" office:string-value="West Brom" calcext:value-type="string">
            <text:p>West Brom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*[$'Data Capture'.B2]" office:value-type="float" office:value="10" calcext:value-type="float">
            <text:p>10</text:p>
          </table:table-cell>
          <table:table-cell table:formula="of:=[.C2]*[$'Data Capture'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3]*[$'Data Capture'.B4]" office:value-type="float" office:value="4.154" calcext:value-type="float">
            <text:p>4.154</text:p>
          </table:table-cell>
          <table:table-cell table:formula="of:=[.C3]*[$'Data Capture'.B4]" office:value-type="float" office:value="2.546" calcext:value-type="float">
            <text:p>2.546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]*[$'Data Capture'.B5]" office:value-type="float" office:value="6.5" calcext:value-type="float">
            <text:p>6.5</text:p>
          </table:table-cell>
          <table:table-cell table:formula="of:=[.C4]*[$'Data Capture'.B5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$'Data Capture'.B6]" office:value-type="float" office:value="7" calcext:value-type="float">
            <text:p>7</text:p>
          </table:table-cell>
          <table:table-cell table:formula="of:=[.C5]*[$'Data Capture'.B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*[$'Data Capture'.B7]" office:value-type="float" office:value="3.75" calcext:value-type="float">
            <text:p>3.75</text:p>
          </table:table-cell>
          <table:table-cell table:formula="of:=[.C6]*[$'Data Capture'.B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$'Data Capture'.B8]" office:value-type="float" office:value="-1" calcext:value-type="float">
            <text:p>-1</text:p>
          </table:table-cell>
          <table:table-cell table:formula="of:=[.C7]*[$'Data Capture'.B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8]*[$'Data Capture'.B9]" office:value-type="float" office:value="5.5" calcext:value-type="float">
            <text:p>5.5</text:p>
          </table:table-cell>
          <table:table-cell table:formula="of:=[.C8]*[$'Data Capture'.B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]*[$'Data Capture'.B10]" office:value-type="float" office:value="5" calcext:value-type="float">
            <text:p>5</text:p>
          </table:table-cell>
          <table:table-cell table:formula="of:=[.C9]*[$'Data Capture'.B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0]*[$'Data Capture'.B11]" office:value-type="float" office:value="-1" calcext:value-type="float">
            <text:p>-1</text:p>
          </table:table-cell>
          <table:table-cell table:formula="of:=[.C10]*[$'Data Capture'.B1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]*[$'Data Capture'.B12]" office:value-type="float" office:value="4" calcext:value-type="float">
            <text:p>4</text:p>
          </table:table-cell>
          <table:table-cell table:formula="of:=[.C11]*[$'Data Capture'.B1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2]*[$'Data Capture'.B13]" office:value-type="float" office:value="-38" calcext:value-type="float">
            <text:p>-38</text:p>
          </table:table-cell>
          <table:table-cell table:formula="of:=[.C12]*[$'Data Capture'.B13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522" calcext:value-type="float">
            <text:p>522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B15]*[$'Data Capture'.B16]" office:value-type="float" office:value="3.2625" calcext:value-type="float">
            <text:p>3.2625</text:p>
          </table:table-cell>
          <table:table-cell table:formula="of:=[.C15]*[$'Data Capture'.B16]" office:value-type="float" office:value="2.03125" calcext:value-type="float">
            <text:p>2.031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6]*[$'Data Capture'.B17]" office:value-type="float" office:value="6.93" calcext:value-type="float">
            <text:p>6.93</text:p>
          </table:table-cell>
          <table:table-cell table:formula="of:=[.C16]*[$'Data Capture'.B17]" office:value-type="float" office:value="5.94" calcext:value-type="float">
            <text:p>5.94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17]*[$'Data Capture'.B18]" office:value-type="float" office:value="6.25" calcext:value-type="float">
            <text:p>6.25</text:p>
          </table:table-cell>
          <table:table-cell table:formula="of:=[.C17]*[$'Data Capture'.B18]"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18]*[$'Data Capture'.B19]" office:value-type="float" office:value="2.7" calcext:value-type="float">
            <text:p>2.7</text:p>
          </table:table-cell>
          <table:table-cell table:formula="of:=[.C18]*[$'Data Capture'.B19]" office:value-type="float" office:value="2.325" calcext:value-type="float">
            <text:p>2.32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]*[$'Data Capture'.B20]" office:value-type="float" office:value="-0" calcext:value-type="float">
            <text:p>0</text:p>
          </table:table-cell>
          <table:table-cell table:formula="of:=[.C19]*[$'Data Capture'.B20]" office:value-type="float" office:value="-4" calcext:value-type="float">
            <text:p>-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19.0465" calcext:value-type="float">
            <text:p>19.0465</text:p>
          </table:table-cell>
          <table:table-cell table:formula="of:=SUM([.F2:.F19])" office:value-type="float" office:value="14.04225" calcext:value-type="float">
            <text:p>14.04225</text:p>
          </table:table-cell>
        </table:table-row>
      </table:table>
      <table:table table:name="utd-tot" table:style-name="ta2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Manchester Utd</text:p>
          </table:table-cell>
          <table:table-cell office:value-type="string" calcext:value-type="string">
            <text:p>Tottenham</text:p>
          </table:table-cell>
          <table:table-cell/>
          <table:table-cell table:formula="of:=[.B1]" office:value-type="string" office:string-value="Manchester Utd" calcext:value-type="string">
            <text:p>Manchester Utd</text:p>
          </table:table-cell>
          <table:table-cell table:formula="of:=[.C1]" office:value-type="string" office:string-value="Tottenham" calcext:value-type="string">
            <text:p>Tottenham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]*[$'Data Capture'.B2]" office:value-type="float" office:value="5" calcext:value-type="float">
            <text:p>5</text:p>
          </table:table-cell>
          <table:table-cell table:formula="of:=[.C2]*[$'Data Capture'.B3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3]*[$'Data Capture'.B4]" office:value-type="float" office:value="2.546" calcext:value-type="float">
            <text:p>2.546</text:p>
          </table:table-cell>
          <table:table-cell table:formula="of:=[.C3]*[$'Data Capture'.B4]" office:value-type="float" office:value="4.154" calcext:value-type="float">
            <text:p>4.154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4]*[$'Data Capture'.B5]" office:value-type="float" office:value="2.5" calcext:value-type="float">
            <text:p>2.5</text:p>
          </table:table-cell>
          <table:table-cell table:formula="of:=[.C4]*[$'Data Capture'.B5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]*[$'Data Capture'.B6]" office:value-type="float" office:value="2" calcext:value-type="float">
            <text:p>2</text:p>
          </table:table-cell>
          <table:table-cell table:formula="of:=[.C5]*[$'Data Capture'.B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6]*[$'Data Capture'.B7]" office:value-type="float" office:value="1.5" calcext:value-type="float">
            <text:p>1.5</text:p>
          </table:table-cell>
          <table:table-cell table:formula="of:=[.C6]*[$'Data Capture'.B7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]*[$'Data Capture'.B8]" office:value-type="float" office:value="-1" calcext:value-type="float">
            <text:p>-1</text:p>
          </table:table-cell>
          <table:table-cell table:formula="of:=[.C7]*[$'Data Capture'.B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8]*[$'Data Capture'.B9]" office:value-type="float" office:value="5" calcext:value-type="float">
            <text:p>5</text:p>
          </table:table-cell>
          <table:table-cell table:formula="of:=[.C8]*[$'Data Capture'.B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]*[$'Data Capture'.B10]" office:value-type="float" office:value="2" calcext:value-type="float">
            <text:p>2</text:p>
          </table:table-cell>
          <table:table-cell table:formula="of:=[.C9]*[$'Data Capture'.B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]*[$'Data Capture'.B11]" office:value-type="float" office:value="-1" calcext:value-type="float">
            <text:p>-1</text:p>
          </table:table-cell>
          <table:table-cell table:formula="of:=[.C10]*[$'Data Capture'.B11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]*[$'Data Capture'.B12]" office:value-type="float" office:value="4" calcext:value-type="float">
            <text:p>4</text:p>
          </table:table-cell>
          <table:table-cell table:formula="of:=[.C11]*[$'Data Capture'.B1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2]*[$'Data Capture'.B13]" office:value-type="float" office:value="-28" calcext:value-type="float">
            <text:p>-28</text:p>
          </table:table-cell>
          <table:table-cell table:formula="of:=[.C12]*[$'Data Capture'.B13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10" calcext:value-type="float">
            <text:p>-1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16" calcext:value-type="float">
            <text:p>416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B15]*[$'Data Capture'.B16]" office:value-type="float" office:value="2.6" calcext:value-type="float">
            <text:p>2.6</text:p>
          </table:table-cell>
          <table:table-cell table:formula="of:=[.C15]*[$'Data Capture'.B16]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16]*[$'Data Capture'.B17]" office:value-type="float" office:value="4.95" calcext:value-type="float">
            <text:p>4.95</text:p>
          </table:table-cell>
          <table:table-cell table:formula="of:=[.C16]*[$'Data Capture'.B17]" office:value-type="float" office:value="7.59" calcext:value-type="float">
            <text:p>7.59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17]*[$'Data Capture'.B18]" office:value-type="float" office:value="4.6" calcext:value-type="float">
            <text:p>4.6</text:p>
          </table:table-cell>
          <table:table-cell table:formula="of:=[.C17]*[$'Data Capture'.B18]" office:value-type="float" office:value="5.85" calcext:value-type="float">
            <text:p>5.8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18]*[$'Data Capture'.B19]" office:value-type="float" office:value="2.775" calcext:value-type="float">
            <text:p>2.775</text:p>
          </table:table-cell>
          <table:table-cell table:formula="of:=[.C18]*[$'Data Capture'.B19]"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*[$'Data Capture'.B20]" office:value-type="float" office:value="-12" calcext:value-type="float">
            <text:p>-12</text:p>
          </table:table-cell>
          <table:table-cell table:formula="of:=[.C19]*[$'Data Capture'.B20]"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-18.529" calcext:value-type="float">
            <text:p>-18.529</text:p>
          </table:table-cell>
          <table:table-cell table:formula="of:=SUM([.F2:.F19])" office:value-type="float" office:value="69.994" calcext:value-type="float">
            <text:p>69.994</text:p>
          </table:table-cell>
        </table:table-row>
      </table:table>
      <table:table table:name="wol-ful" table:style-name="ta9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Fulham</text:p>
          </table:table-cell>
          <table:table-cell/>
          <table:table-cell table:formula="of:=[.B1]" office:value-type="string" office:string-value="Wolves" calcext:value-type="string">
            <text:p>Wolves</text:p>
          </table:table-cell>
          <table:table-cell table:formula="of:=[.C1]" office:value-type="string" office:string-value="Fulham" calcext:value-type="string">
            <text:p>Fulham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*[$'Data Capture'.B2]" office:value-type="float" office:value="5" calcext:value-type="float">
            <text:p>5</text:p>
          </table:table-cell>
          <table:table-cell table:formula="of:=[.C2]*[$'Data Capture'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3]*[$'Data Capture'.B4]" office:value-type="float" office:value="3.149" calcext:value-type="float">
            <text:p>3.149</text:p>
          </table:table-cell>
          <table:table-cell table:formula="of:=[.C3]*[$'Data Capture'.B4]" office:value-type="float" office:value="3.551" calcext:value-type="float">
            <text:p>3.551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4]*[$'Data Capture'.B5]" office:value-type="float" office:value="7" calcext:value-type="float">
            <text:p>7</text:p>
          </table:table-cell>
          <table:table-cell table:formula="of:=[.C4]*[$'Data Capture'.B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$'Data Capture'.B6]" office:value-type="float" office:value="5" calcext:value-type="float">
            <text:p>5</text:p>
          </table:table-cell>
          <table:table-cell table:formula="of:=[.C5]*[$'Data Capture'.B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]*[$'Data Capture'.B7]" office:value-type="float" office:value="2.25" calcext:value-type="float">
            <text:p>2.25</text:p>
          </table:table-cell>
          <table:table-cell table:formula="of:=[.C6]*[$'Data Capture'.B7]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*[$'Data Capture'.B8]" office:value-type="float" office:value="-6" calcext:value-type="float">
            <text:p>-6</text:p>
          </table:table-cell>
          <table:table-cell table:formula="of:=[.C7]*[$'Data Capture'.B8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8]*[$'Data Capture'.B9]" office:value-type="float" office:value="4" calcext:value-type="float">
            <text:p>4</text:p>
          </table:table-cell>
          <table:table-cell table:formula="of:=[.C8]*[$'Data Capture'.B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]*[$'Data Capture'.B10]" office:value-type="float" office:value="6" calcext:value-type="float">
            <text:p>6</text:p>
          </table:table-cell>
          <table:table-cell table:formula="of:=[.C9]*[$'Data Capture'.B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]*[$'Data Capture'.B11]" office:value-type="float" office:value="-0" calcext:value-type="float">
            <text:p>0</text:p>
          </table:table-cell>
          <table:table-cell table:formula="of:=[.C10]*[$'Data Capture'.B11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1]*[$'Data Capture'.B12]" office:value-type="float" office:value="4" calcext:value-type="float">
            <text:p>4</text:p>
          </table:table-cell>
          <table:table-cell table:formula="of:=[.C11]*[$'Data Capture'.B1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*[$'Data Capture'.B13]" office:value-type="float" office:value="-30" calcext:value-type="float">
            <text:p>-30</text:p>
          </table:table-cell>
          <table:table-cell table:formula="of:=[.C12]*[$'Data Capture'.B13]"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3" calcext:value-type="float">
            <text:p>-3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78" calcext:value-type="float">
            <text:p>478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B15]*[$'Data Capture'.B16]" office:value-type="float" office:value="2.9875" calcext:value-type="float">
            <text:p>2.9875</text:p>
          </table:table-cell>
          <table:table-cell table:formula="of:=[.C15]*[$'Data Capture'.B16]" office:value-type="float" office:value="3.275" calcext:value-type="float">
            <text:p>3.27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6]*[$'Data Capture'.B17]" office:value-type="float" office:value="2.97" calcext:value-type="float">
            <text:p>2.97</text:p>
          </table:table-cell>
          <table:table-cell table:formula="of:=[.C16]*[$'Data Capture'.B17]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B17]*[$'Data Capture'.B18]" office:value-type="float" office:value="4.15" calcext:value-type="float">
            <text:p>4.15</text:p>
          </table:table-cell>
          <table:table-cell table:formula="of:=[.C17]*[$'Data Capture'.B18]"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18]*[$'Data Capture'.B19]" office:value-type="float" office:value="3.675" calcext:value-type="float">
            <text:p>3.675</text:p>
          </table:table-cell>
          <table:table-cell table:formula="of:=[.C18]*[$'Data Capture'.B19]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*[$'Data Capture'.B20]" office:value-type="float" office:value="-0" calcext:value-type="float">
            <text:p>0</text:p>
          </table:table-cell>
          <table:table-cell table:formula="of:=[.C19]*[$'Data Capture'.B20]"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11.1815" calcext:value-type="float">
            <text:p>11.1815</text:p>
          </table:table-cell>
          <table:table-cell table:formula="of:=SUM([.F2:.F19])" office:value-type="float" office:value="24.946" calcext:value-type="float">
            <text:p>24.946</text:p>
          </table:table-cell>
        </table:table-row>
      </table:table>
      <table:table table:name="example" table:style-name="ta10">
        <table:table-column table:style-name="co1" table:default-cell-style-name="ce8"/>
        <table:table-column table:style-name="co2" table:number-columns-repeated="9" table:default-cell-style-name="Default"/>
        <table:table-column table:style-name="co2" table:default-cell-style-name="ce13"/>
        <table:table-row table:style-name="ro1">
          <table:table-cell table:style-name="ce7" office:value-type="string" calcext:value-type="string">
            <text:p>Stat</text:p>
          </table:table-cell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Score</text:p>
          </table:table-cell>
          <table:table-cell table:style-name="ce7"/>
          <table:table-cell table:style-name="ce7" office:value-type="string" calcext:value-type="string">
            <text:p>eg 2</text:p>
          </table:table-cell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Max Stat</text:p>
          </table:table-cell>
          <table:table-cell table:style-name="ce7" office:value-type="string" calcext:value-type="string">
            <text:p>Min Stat</text:p>
          </table:table-cell>
          <table:table-cell table:style-name="ce7" office:value-type="string" calcext:value-type="string">
            <text:p>Max Points</text:p>
          </table:table-cell>
          <table:table-cell table:style-name="ce7" office:value-type="string" calcext:value-type="string">
            <text:p>Min Points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3.903cm" svg:y="0cm" draw:caption-point-x="-0.61cm" draw:caption-point-y="0.461cm">
              <dc:date>2020-10-05T00:00:00</dc:date>
              <text:p text:style-name="P1"><text:span text:style-name="T1">Will only be able to pick a home team</text:span></text:p>
            </office:annotation>
            <text:p>Goals (home)</text:p>
          </table:table-cell>
          <table:table-cell office:value-type="string" calcext:value-type="string">
            <text:p>ars</text:p>
          </table:table-cell>
          <table:table-cell table:formula="of:=[$'ars-she'.E2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w</text:p>
          </table:table-cell>
          <table:table-cell table:formula="of:=[$'new-bur'.E2]" office:value-type="float" office:value="15" calcext:value-type="float">
            <text:p>15</text:p>
          </table:table-cell>
          <table:table-cell table:formula="of:=MAX([$'ars-she'.B2];[$'ast-liv'.B2];[$'che-cry'.B2];[$'eve-bri'.B2];[$'lee-cit'.B2];[$'lei-ham'.B2];[$'new-bur'.B2];[$'sou-bro'.B2];[$'utd-tot'.B2];[$'wol-ful'.B2])" office:value-type="float" office:value="7" calcext:value-type="float">
            <text:p>7</text:p>
          </table:table-cell>
          <table:table-cell table:formula="of:=MIN([$'ars-she'.B2];[$'ast-liv'.B2];[$'che-cry'.B2];[$'eve-bri'.B2];[$'lee-cit'.B2];[$'lei-ham'.B2];[$'new-bur'.B2];[$'sou-bro'.B2];[$'utd-tot'.B2];[$'wol-ful'.B2])" office:value-type="float" office:value="0" calcext:value-type="float">
            <text:p>0</text:p>
          </table:table-cell>
          <table:table-cell table:formula="of:=[.H2]*[$'Data Capture'.B3]" office:value-type="float" office:value="49" calcext:value-type="float">
            <text:p>49</text:p>
          </table:table-cell>
          <table:table-cell table:formula="of:=[.I2]*[$'Data Capture'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3.903cm" svg:y="0cm" draw:caption-point-x="-0.61cm" draw:caption-point-y="0.913cm">
              <dc:date>2020-10-05T00:00:00</dc:date>
              <text:p text:style-name="P1"><text:span text:style-name="T1">Will only be able to pick an away team.</text:span></text:p>
            </office:annotation>
            <text:p>Goals (away)</text:p>
          </table:table-cell>
          <table:table-cell office:value-type="string" calcext:value-type="string">
            <text:p>she</text:p>
          </table:table-cell>
          <table:table-cell table:formula="of:=[$'ars-she'.F2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iv</text:p>
          </table:table-cell>
          <table:table-cell table:formula="of:=[$'ast-liv'.F2]" office:value-type="float" office:value="14" calcext:value-type="float">
            <text:p>14</text:p>
          </table:table-cell>
          <table:table-cell table:formula="of:=MAX([$'ars-she'.C2];[$'ast-liv'.C2];[$'che-cry'.C2];[$'eve-bri'.C2];[$'lee-cit'.C2];[$'lei-ham'.C2];[$'new-bur'.C2];[$'sou-bro'.C2];[$'utd-tot'.C2];[$'wol-ful'.C2])" office:value-type="float" office:value="6" calcext:value-type="float">
            <text:p>6</text:p>
          </table:table-cell>
          <table:table-cell table:formula="of:=MIN([$'ars-she'.C2];[$'ast-liv'.C2];[$'che-cry'.C2];[$'eve-bri'.C2];[$'lee-cit'.C2];[$'lei-ham'.C2];[$'new-bur'.C2];[$'sou-bro'.C2];[$'utd-tot'.C2];[$'wol-ful'.C2])" office:value-type="float" office:value="0" calcext:value-type="float">
            <text:p>0</text:p>
          </table:table-cell>
          <table:table-cell table:formula="of:=[.H3]*[$'Data Capture'.B3]" office:value-type="float" office:value="42" calcext:value-type="float">
            <text:p>42</text:p>
          </table:table-cell>
          <table:table-cell table:formula="of:=[.I3]*[$'Data Capture'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session </text:p>
          </table:table-cell>
          <table:table-cell office:value-type="string" calcext:value-type="string">
            <text:p>ast</text:p>
          </table:table-cell>
          <table:table-cell table:formula="of:=[$'ast-liv'.E3]" office:value-type="float" office:value="2.077" calcext:value-type="float">
            <text:p>2.077</text:p>
          </table:table-cell>
          <table:table-cell table:number-columns-repeated="2"/>
          <table:table-cell office:value-type="string" calcext:value-type="string">
            <text:p>lei</text:p>
          </table:table-cell>
          <table:table-cell table:formula="of:=[$'lei-ham'.E3]" office:value-type="float" office:value="4.623" calcext:value-type="float">
            <text:p>4.623</text:p>
          </table:table-cell>
          <table:table-cell table:formula="of:=MAX([$'ars-she'.B3:$'ars-she'.C3];[$'ast-liv'.B3:$'ast-liv'.C3];[$'che-cry'.B3:$'che-cry'.C3];[$'eve-bri'.B3:$'eve-bri'.C3];[$'lee-cit'.B3:$'lee-cit'.C3];[$'lei-ham'.B3:$'lei-ham'.C3];[$'new-bur'.B3:$'new-bur'.C3];[$'sou-bro'.B3:$'sou-bro'.C3];[$'utd-tot'.B3:$'utd-tot'.C3];[$'wol-ful'.B3:$'wol-ful'.C3])" office:value-type="float" office:value="71" calcext:value-type="float">
            <text:p>71</text:p>
          </table:table-cell>
          <table:table-cell table:formula="of:=MIN([$'ars-she'.B3:$'ars-she'.C3];[$'ast-liv'.B3:$'ast-liv'.C3];[$'che-cry'.B3:$'che-cry'.C3];[$'eve-bri'.B3:$'eve-bri'.C3];[$'lee-cit'.B3:$'lee-cit'.C3];[$'lei-ham'.B3:$'lei-ham'.C3];[$'new-bur'.B3:$'new-bur'.C3];[$'sou-bro'.B3:$'sou-bro'.C3];[$'utd-tot'.B3:$'utd-tot'.C3];[$'wol-ful'.B3:$'wol-ful'.C3])" office:value-type="float" office:value="29" calcext:value-type="float">
            <text:p>29</text:p>
          </table:table-cell>
          <table:table-cell table:formula="of:=[.H4]*[$'Data Capture'.B4]" office:value-type="float" office:value="4.757" calcext:value-type="float">
            <text:p>4.757</text:p>
          </table:table-cell>
          <table:table-cell table:formula="of:=[.I4]*[$'Data Capture'.B4]" office:value-type="float" office:value="1.943" calcext:value-type="float">
            <text:p>1.943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string" calcext:value-type="string">
            <text:p>liv</text:p>
          </table:table-cell>
          <table:table-cell table:formula="of:=[$'ast-liv'.F5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ee</text:p>
          </table:table-cell>
          <table:table-cell table:formula="of:=[$'lee-cit'.E4]" office:value-type="float" office:value="6" calcext:value-type="float">
            <text:p>6</text:p>
          </table:table-cell>
          <table:table-cell table:formula="of:=MAX([$'ars-she'.B4:$'ars-she'.C4];[$'ast-liv'.B4:$'ast-liv'.C4];[$'che-cry'.B4:$'che-cry'.C4];[$'eve-bri'.B4:$'eve-bri'.C4];[$'lee-cit'.B4:$'lee-cit'.C4];[$'lei-ham'.B4:$'lei-ham'.C4];[$'new-bur'.B4:$'new-bur'.C4];[$'sou-bro'.B4:$'sou-bro'.C4];[$'utd-tot'.B4:$'utd-tot'.C4];[$'wol-ful'.B4:$'wol-ful'.C4])" office:value-type="float" office:value="23" calcext:value-type="float">
            <text:p>23</text:p>
          </table:table-cell>
          <table:table-cell table:formula="of:=MIN([$'ars-she'.B4:$'ars-she'.C4];[$'ast-liv'.B4:$'ast-liv'.C4];[$'che-cry'.B4:$'che-cry'.C4];[$'eve-bri'.B4:$'eve-bri'.C4];[$'lee-cit'.B4:$'lee-cit'.C4];[$'lei-ham'.B4:$'lei-ham'.C4];[$'new-bur'.B4:$'new-bur'.C4];[$'sou-bro'.B4:$'sou-bro'.C4];[$'utd-tot'.B4:$'utd-tot'.C4];[$'wol-ful'.B4:$'wol-ful'.C4])" office:value-type="float" office:value="4" calcext:value-type="float">
            <text:p>4</text:p>
          </table:table-cell>
          <table:table-cell table:formula="of:=[.H5]*[$'Data Capture'.B5]" office:value-type="float" office:value="11.5" calcext:value-type="float">
            <text:p>11.5</text:p>
          </table:table-cell>
          <table:table-cell table:formula="of:=[.I5]*[$'Data Capture'.B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 on Goal </text:p>
          </table:table-cell>
          <table:table-cell office:value-type="string" calcext:value-type="string">
            <text:p>che</text:p>
          </table:table-cell>
          <table:table-cell table:formula="of:=[$'che-cry'.E5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ri</text:p>
          </table:table-cell>
          <table:table-cell table:formula="of:=[$'eve-bri'.F5]" office:value-type="float" office:value="3" calcext:value-type="float">
            <text:p>3</text:p>
          </table:table-cell>
          <table:table-cell table:formula="of:=MAX([$'ars-she'.B5:$'ars-she'.C5];[$'ast-liv'.B5:$'ast-liv'.C5];[$'che-cry'.B5:$'che-cry'.C5];[$'eve-bri'.B5:$'eve-bri'.C5];[$'lee-cit'.B5:$'lee-cit'.C5];[$'lei-ham'.B5:$'lei-ham'.C5];[$'new-bur'.B5:$'new-bur'.C5];[$'sou-bro'.B5:$'sou-bro'.C5];[$'utd-tot'.B5:$'utd-tot'.C5];[$'wol-ful'.B5:$'wol-ful'.C5])" office:value-type="float" office:value="11" calcext:value-type="float">
            <text:p>11</text:p>
          </table:table-cell>
          <table:table-cell table:formula="of:=MIN([$'ars-she'.B5:$'ars-she'.C5];[$'ast-liv'.B5:$'ast-liv'.C5];[$'che-cry'.B5:$'che-cry'.C5];[$'eve-bri'.B5:$'eve-bri'.C5];[$'lee-cit'.B5:$'lee-cit'.C5];[$'lei-ham'.B5:$'lei-ham'.C5];[$'new-bur'.B5:$'new-bur'.C5];[$'sou-bro'.B5:$'sou-bro'.C5];[$'utd-tot'.B5:$'utd-tot'.C5];[$'wol-ful'.B5:$'wol-ful'.C5])" office:value-type="float" office:value="0" calcext:value-type="float">
            <text:p>0</text:p>
          </table:table-cell>
          <table:table-cell table:formula="of:=[.H6]*[$'Data Capture'.B6]" office:value-type="float" office:value="11" calcext:value-type="float">
            <text:p>11</text:p>
          </table:table-cell>
          <table:table-cell table:formula="of:=[.I6]*[$'Data Capture'.B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string" calcext:value-type="string">
            <text:p>cry</text:p>
          </table:table-cell>
          <table:table-cell table:formula="of:=[$'che-cry'.F6]"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che</text:p>
          </table:table-cell>
          <table:table-cell table:formula="of:=[$'che-cry'.E6]" office:value-type="float" office:value="4.5" calcext:value-type="float">
            <text:p>4.5</text:p>
          </table:table-cell>
          <table:table-cell table:formula="of:=MAX([$'ars-she'.B6:$'ars-she'.C6];[$'ast-liv'.B6:$'ast-liv'.C6];[$'che-cry'.B6:$'che-cry'.C6];[$'eve-bri'.B6:$'eve-bri'.C6];[$'lee-cit'.B6:$'lee-cit'.C6];[$'lei-ham'.B6:$'lei-ham'.C6];[$'new-bur'.B6:$'new-bur'.C6];[$'sou-bro'.B6:$'sou-bro'.C6];[$'utd-tot'.B6:$'utd-tot'.C6];[$'wol-ful'.B6:$'wol-ful'.C6])" office:value-type="float" office:value="14" calcext:value-type="float">
            <text:p>14</text:p>
          </table:table-cell>
          <table:table-cell table:formula="of:=MIN([$'ars-she'.B6:$'ars-she'.C6];[$'ast-liv'.B6:$'ast-liv'.C6];[$'che-cry'.B6:$'che-cry'.C6];[$'eve-bri'.B6:$'eve-bri'.C6];[$'lee-cit'.B6:$'lee-cit'.C6];[$'lei-ham'.B6:$'lei-ham'.C6];[$'new-bur'.B6:$'new-bur'.C6];[$'sou-bro'.B6:$'sou-bro'.C6];[$'utd-tot'.B6:$'utd-tot'.C6];[$'wol-ful'.B6:$'wol-ful'.C6])" office:value-type="float" office:value="0" calcext:value-type="float">
            <text:p>0</text:p>
          </table:table-cell>
          <table:table-cell table:formula="of:=[.H7]*[$'Data Capture'.B7]" office:value-type="float" office:value="10.5" calcext:value-type="float">
            <text:p>10.5</text:p>
          </table:table-cell>
          <table:table-cell table:formula="of:=[.I7]*[$'Data Capture'.B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string" calcext:value-type="string">
            <text:p>eve</text:p>
          </table:table-cell>
          <table:table-cell table:formula="of:=[$'eve-bri'.E7]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cry</text:p>
          </table:table-cell>
          <table:table-cell table:formula="of:=[$'che-cry'.F7]" office:value-type="float" office:value="-2" calcext:value-type="float">
            <text:p>-2</text:p>
          </table:table-cell>
          <table:table-cell table:formula="of:=MIN([$'ars-she'.B7:$'ars-she'.C7];[$'ast-liv'.B7:$'ast-liv'.C7];[$'che-cry'.B7:$'che-cry'.C7];[$'eve-bri'.B7:$'eve-bri'.C7];[$'lee-cit'.B7:$'lee-cit'.C7];[$'lei-ham'.B7:$'lei-ham'.C7];[$'new-bur'.B7:$'new-bur'.C7];[$'sou-bro'.B7:$'sou-bro'.C7];[$'utd-tot'.B7:$'utd-tot'.C7];[$'wol-ful'.B7:$'wol-ful'.C7])" office:value-type="float" office:value="1" calcext:value-type="float">
            <text:p>1</text:p>
          </table:table-cell>
          <table:table-cell table:formula="of:=MAX([$'ars-she'.B7:$'ars-she'.C7];[$'ast-liv'.B7:$'ast-liv'.C7];[$'che-cry'.B7:$'che-cry'.C7];[$'eve-bri'.B7:$'eve-bri'.C7];[$'lee-cit'.B7:$'lee-cit'.C7];[$'lei-ham'.B7:$'lei-ham'.C7];[$'new-bur'.B7:$'new-bur'.C7];[$'sou-bro'.B7:$'sou-bro'.C7];[$'utd-tot'.B7:$'utd-tot'.C7];[$'wol-ful'.B7:$'wol-ful'.C7])" office:value-type="float" office:value="8" calcext:value-type="float">
            <text:p>8</text:p>
          </table:table-cell>
          <table:table-cell table:formula="of:=[.H8]*[$'Data Capture'.B8]" office:value-type="float" office:value="-1" calcext:value-type="float">
            <text:p>-1</text:p>
          </table:table-cell>
          <table:table-cell table:formula="of:=[.I8]*[$'Data Capture'.B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Free kicks </text:p>
          </table:table-cell>
          <table:table-cell office:value-type="string" calcext:value-type="string">
            <text:p>bri</text:p>
          </table:table-cell>
          <table:table-cell table:formula="of:=[$'eve-bri'.F8]" office:value-type="float" office:value="6.5" calcext:value-type="float">
            <text:p>6.5</text:p>
          </table:table-cell>
          <table:table-cell table:number-columns-repeated="2"/>
          <table:table-cell office:value-type="string" calcext:value-type="string">
            <text:p>ast</text:p>
          </table:table-cell>
          <table:table-cell table:formula="of:=[$'ast-liv'.E8]" office:value-type="float" office:value="5.5" calcext:value-type="float">
            <text:p>5.5</text:p>
          </table:table-cell>
          <table:table-cell table:formula="of:=MAX([$'ars-she'.B8:$'ars-she'.C8];[$'ast-liv'.B8:$'ast-liv'.C8];[$'che-cry'.B8:$'che-cry'.C8];[$'eve-bri'.B8:$'eve-bri'.C8];[$'lee-cit'.B8:$'lee-cit'.C8];[$'lei-ham'.B8:$'lei-ham'.C8];[$'new-bur'.B8:$'new-bur'.C8];[$'sou-bro'.B8:$'sou-bro'.C8];[$'utd-tot'.B8:$'utd-tot'.C8];[$'wol-ful'.B8:$'wol-ful'.C8])" office:value-type="float" office:value="22" calcext:value-type="float">
            <text:p>22</text:p>
          </table:table-cell>
          <table:table-cell table:formula="of:=MIN([$'ars-she'.B8:$'ars-she'.C8];[$'ast-liv'.B8:$'ast-liv'.C8];[$'che-cry'.B8:$'che-cry'.C8];[$'eve-bri'.B8:$'eve-bri'.C8];[$'lee-cit'.B8:$'lee-cit'.C8];[$'lei-ham'.B8:$'lei-ham'.C8];[$'new-bur'.B8:$'new-bur'.C8];[$'sou-bro'.B8:$'sou-bro'.C8];[$'utd-tot'.B8:$'utd-tot'.C8];[$'wol-ful'.B8:$'wol-ful'.C8])" office:value-type="float" office:value="2" calcext:value-type="float">
            <text:p>2</text:p>
          </table:table-cell>
          <table:table-cell table:formula="of:=[.H9]*[$'Data Capture'.B9]" office:value-type="float" office:value="11" calcext:value-type="float">
            <text:p>11</text:p>
          </table:table-cell>
          <table:table-cell table:formula="of:=[.I9]*[$'Data Capture'.B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string" calcext:value-type="string">
            <text:p>lee</text:p>
          </table:table-cell>
          <table:table-cell table:formula="of:=[$'lee-cit'.E9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he</text:p>
          </table:table-cell>
          <table:table-cell table:formula="of:=[$'lee-cit'.E9]" office:value-type="float" office:value="7" calcext:value-type="float">
            <text:p>7</text:p>
          </table:table-cell>
          <table:table-cell table:formula="of:=MAX([$'ars-she'.B9:$'ars-she'.C9];[$'ast-liv'.B9:$'ast-liv'.C9];[$'che-cry'.B9:$'che-cry'.C9];[$'eve-bri'.B9:$'eve-bri'.C9];[$'lee-cit'.B9:$'lee-cit'.C9];[$'lei-ham'.B9:$'lei-ham'.C9];[$'new-bur'.B9:$'new-bur'.C9];[$'sou-bro'.B9:$'sou-bro'.C9];[$'utd-tot'.B9:$'utd-tot'.C9];[$'wol-ful'.B9:$'wol-ful'.C9])" office:value-type="float" office:value="10" calcext:value-type="float">
            <text:p>10</text:p>
          </table:table-cell>
          <table:table-cell table:formula="of:=MIN([$'ars-she'.B9:$'ars-she'.C9];[$'ast-liv'.B9:$'ast-liv'.C9];[$'che-cry'.B9:$'che-cry'.C9];[$'eve-bri'.B9:$'eve-bri'.C9];[$'lee-cit'.B9:$'lee-cit'.C9];[$'lei-ham'.B9:$'lei-ham'.C9];[$'new-bur'.B9:$'new-bur'.C9];[$'sou-bro'.B9:$'sou-bro'.C9];[$'utd-tot'.B9:$'utd-tot'.C9];[$'wol-ful'.B9:$'wol-ful'.C9])" office:value-type="float" office:value="1" calcext:value-type="float">
            <text:p>1</text:p>
          </table:table-cell>
          <table:table-cell table:formula="of:=[.H10]*[$'Data Capture'.B10]" office:value-type="float" office:value="10" calcext:value-type="float">
            <text:p>10</text:p>
          </table:table-cell>
          <table:table-cell table:formula="of:=[.I10]*[$'Data Capture'.B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sides </text:p>
          </table:table-cell>
          <table:table-cell office:value-type="string" calcext:value-type="string">
            <text:p>cit</text:p>
          </table:table-cell>
          <table:table-cell table:formula="of:=[$'lee-cit'.F10]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ful</text:p>
          </table:table-cell>
          <table:table-cell table:formula="of:=[$'wol-ful'.F10]" office:value-type="float" office:value="-0" calcext:value-type="float">
            <text:p>0</text:p>
          </table:table-cell>
          <table:table-cell table:formula="of:=MIN([$'ars-she'.B10:$'ars-she'.C10];[$'ast-liv'.B10:$'ast-liv'.C10];[$'che-cry'.B10:$'che-cry'.C10];[$'eve-bri'.B10:$'eve-bri'.C10];[$'lee-cit'.B10:$'lee-cit'.C10];[$'lei-ham'.B10:$'lei-ham'.C10];[$'new-bur'.B10:$'new-bur'.C10];[$'sou-bro'.B10:$'sou-bro'.C10];[$'utd-tot'.B10:$'utd-tot'.C10];[$'wol-ful'.B10:$'wol-ful'.C10])" office:value-type="float" office:value="0" calcext:value-type="float">
            <text:p>0</text:p>
          </table:table-cell>
          <table:table-cell table:formula="of:=MAX([$'ars-she'.B10:$'ars-she'.C10];[$'ast-liv'.B10:$'ast-liv'.C10];[$'che-cry'.B10:$'che-cry'.C10];[$'eve-bri'.B10:$'eve-bri'.C10];[$'lee-cit'.B10:$'lee-cit'.C10];[$'lei-ham'.B10:$'lei-ham'.C10];[$'new-bur'.B10:$'new-bur'.C10];[$'sou-bro'.B10:$'sou-bro'.C10];[$'utd-tot'.B10:$'utd-tot'.C10];[$'wol-ful'.B10:$'wol-ful'.C10])" office:value-type="float" office:value="5" calcext:value-type="float">
            <text:p>5</text:p>
          </table:table-cell>
          <table:table-cell table:formula="of:=[.H11]*[$'Data Capture'.B11]" office:value-type="float" office:value="-0" calcext:value-type="float">
            <text:p>0</text:p>
          </table:table-cell>
          <table:table-cell table:formula="of:=[.I11]*[$'Data Capture'.B11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string" calcext:value-type="string">
            <text:p>lei</text:p>
          </table:table-cell>
          <table:table-cell table:formula="of:=[$'lei-ham'.E11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ro</text:p>
          </table:table-cell>
          <table:table-cell table:formula="of:=[$'sou-bro'.F11]" office:value-type="float" office:value="10" calcext:value-type="float">
            <text:p>10</text:p>
          </table:table-cell>
          <table:table-cell table:formula="of:=MAX([$'ars-she'.B11:$'ars-she'.C11];[$'ast-liv'.B11:$'ast-liv'.C11];[$'che-cry'.B11:$'che-cry'.C11];[$'eve-bri'.B11:$'eve-bri'.C11];[$'lee-cit'.B11:$'lee-cit'.C11];[$'lei-ham'.B11:$'lei-ham'.C11];[$'new-bur'.B11:$'new-bur'.C11];[$'sou-bro'.B11:$'sou-bro'.C11];[$'utd-tot'.B11:$'utd-tot'.C11];[$'wol-ful'.B11:$'wol-ful'.C11])" office:value-type="float" office:value="6" calcext:value-type="float">
            <text:p>6</text:p>
          </table:table-cell>
          <table:table-cell table:formula="of:=MIN([$'ars-she'.B11:$'ars-she'.C11];[$'ast-liv'.B11:$'ast-liv'.C11];[$'che-cry'.B11:$'che-cry'.C11];[$'eve-bri'.B11:$'eve-bri'.C11];[$'lee-cit'.B11:$'lee-cit'.C11];[$'lei-ham'.B11:$'lei-ham'.C11];[$'new-bur'.B11:$'new-bur'.C11];[$'sou-bro'.B11:$'sou-bro'.C11];[$'utd-tot'.B11:$'utd-tot'.C11];[$'wol-ful'.B11:$'wol-ful'.C11])" office:value-type="float" office:value="0" calcext:value-type="float">
            <text:p>0</text:p>
          </table:table-cell>
          <table:table-cell table:formula="of:=[.H12]*[$'Data Capture'.B12]" office:value-type="float" office:value="12" calcext:value-type="float">
            <text:p>12</text:p>
          </table:table-cell>
          <table:table-cell table:formula="of:=[.I12]*[$'Data Capture'.B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uls </text:p>
          </table:table-cell>
          <table:table-cell office:value-type="string" calcext:value-type="string">
            <text:p>ham</text:p>
          </table:table-cell>
          <table:table-cell table:formula="of:=[$'lei-ham'.F12]" office:value-type="float" office:value="-16" calcext:value-type="float">
            <text:p>-16</text:p>
          </table:table-cell>
          <table:table-cell table:number-columns-repeated="2"/>
          <table:table-cell office:value-type="string" calcext:value-type="string">
            <text:p>sou</text:p>
          </table:table-cell>
          <table:table-cell table:formula="of:=[$'sou-bro'.E12]" office:value-type="float" office:value="-38" calcext:value-type="float">
            <text:p>-38</text:p>
          </table:table-cell>
          <table:table-cell table:formula="of:=MIN([$'ars-she'.B12:$'ars-she'.C12];[$'ast-liv'.B12:$'ast-liv'.C12];[$'che-cry'.B12:$'che-cry'.C12];[$'eve-bri'.B12:$'eve-bri'.C12];[$'lee-cit'.B12:$'lee-cit'.C12];[$'lei-ham'.B12:$'lei-ham'.C12];[$'new-bur'.B12:$'new-bur'.C12];[$'sou-bro'.B12:$'sou-bro'.C12];[$'utd-tot'.B12:$'utd-tot'.C12];[$'wol-ful'.B12:$'wol-ful'.C12])" office:value-type="float" office:value="3" calcext:value-type="float">
            <text:p>3</text:p>
          </table:table-cell>
          <table:table-cell table:formula="of:=MAX([$'ars-she'.B12:$'ars-she'.C12];[$'ast-liv'.B12:$'ast-liv'.C12];[$'che-cry'.B12:$'che-cry'.C12];[$'eve-bri'.B12:$'eve-bri'.C12];[$'lee-cit'.B12:$'lee-cit'.C12];[$'lei-ham'.B12:$'lei-ham'.C12];[$'new-bur'.B12:$'new-bur'.C12];[$'sou-bro'.B12:$'sou-bro'.C12];[$'utd-tot'.B12:$'utd-tot'.C12];[$'wol-ful'.B12:$'wol-ful'.C12])" office:value-type="float" office:value="19" calcext:value-type="float">
            <text:p>19</text:p>
          </table:table-cell>
          <table:table-cell table:formula="of:=[.H13]*[$'Data Capture'.B13]" office:value-type="float" office:value="-6" calcext:value-type="float">
            <text:p>-6</text:p>
          </table:table-cell>
          <table:table-cell table:formula="of:=[.I13]*[$'Data Capture'.B13]"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office:value-type="string" calcext:value-type="string">
            <text:p>new</text:p>
          </table:table-cell>
          <table:table-cell table:formula="of:=[$'new-bur'.E13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it</text:p>
          </table:table-cell>
          <table:table-cell table:formula="of:=[$'lee-cit'.F13]" office:value-type="float" office:value="-0" calcext:value-type="float">
            <text:p>0</text:p>
          </table:table-cell>
          <table:table-cell table:formula="of:=MIN([$'ars-she'.B13:$'ars-she'.C13];[$'ast-liv'.B13:$'ast-liv'.C13];[$'che-cry'.B13:$'che-cry'.C13];[$'eve-bri'.B13:$'eve-bri'.C13];[$'lee-cit'.B13:$'lee-cit'.C13];[$'lei-ham'.B13:$'lei-ham'.C13];[$'new-bur'.B13:$'new-bur'.C13];[$'sou-bro'.B13:$'sou-bro'.C13];[$'utd-tot'.B13:$'utd-tot'.C13];[$'wol-ful'.B13:$'wol-ful'.C13])" office:value-type="float" office:value="0" calcext:value-type="float">
            <text:p>0</text:p>
          </table:table-cell>
          <table:table-cell table:formula="of:=MAX([$'ars-she'.B13:$'ars-she'.C13];[$'ast-liv'.B13:$'ast-liv'.C13];[$'che-cry'.B13:$'che-cry'.C13];[$'eve-bri'.B13:$'eve-bri'.C13];[$'lee-cit'.B13:$'lee-cit'.C13];[$'lei-ham'.B13:$'lei-ham'.C13];[$'new-bur'.B13:$'new-bur'.C13];[$'sou-bro'.B13:$'sou-bro'.C13];[$'utd-tot'.B13:$'utd-tot'.C13];[$'wol-ful'.B13:$'wol-ful'.C13])" office:value-type="float" office:value="1" calcext:value-type="float">
            <text:p>1</text:p>
          </table:table-cell>
          <table:table-cell table:formula="of:=[.H14]*[$'Data Capture'.B14]" office:value-type="float" office:value="-0" calcext:value-type="float">
            <text:p>0</text:p>
          </table:table-cell>
          <table:table-cell table:formula="of:=[.I14]*[$'Data Capture'.B14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Yellow Cards </text:p>
          </table:table-cell>
          <table:table-cell office:value-type="string" calcext:value-type="string">
            <text:p>bur</text:p>
          </table:table-cell>
          <table:table-cell table:formula="of:=[$'new-bur'.F14]" office:value-type="float" office:value="-9" calcext:value-type="float">
            <text:p>-9</text:p>
          </table:table-cell>
          <table:table-cell table:number-columns-repeated="2"/>
          <table:table-cell office:value-type="string" calcext:value-type="string">
            <text:p>utd</text:p>
          </table:table-cell>
          <table:table-cell table:formula="of:=[$'utd-tot'.E14]" office:value-type="float" office:value="-6" calcext:value-type="float">
            <text:p>-6</text:p>
          </table:table-cell>
          <table:table-cell table:formula="of:=MIN([$'ars-she'.B14:$'ars-she'.C14];[$'ast-liv'.B14:$'ast-liv'.C14];[$'che-cry'.B14:$'che-cry'.C14];[$'eve-bri'.B14:$'eve-bri'.C14];[$'lee-cit'.B14:$'lee-cit'.C14];[$'lei-ham'.B14:$'lei-ham'.C14];[$'new-bur'.B14:$'new-bur'.C14];[$'sou-bro'.B14:$'sou-bro'.C14];[$'utd-tot'.B14:$'utd-tot'.C14];[$'wol-ful'.B14:$'wol-ful'.C14])" office:value-type="float" office:value="0" calcext:value-type="float">
            <text:p>0</text:p>
          </table:table-cell>
          <table:table-cell table:formula="of:=MAX([$'ars-she'.B14:$'ars-she'.C14];[$'ast-liv'.B14:$'ast-liv'.C14];[$'che-cry'.B14:$'che-cry'.C14];[$'eve-bri'.B14:$'eve-bri'.C14];[$'lee-cit'.B14:$'lee-cit'.C14];[$'lei-ham'.B14:$'lei-ham'.C14];[$'new-bur'.B14:$'new-bur'.C14];[$'sou-bro'.B14:$'sou-bro'.C14];[$'utd-tot'.B14:$'utd-tot'.C14];[$'wol-ful'.B14:$'wol-ful'.C14])" office:value-type="float" office:value="3" calcext:value-type="float">
            <text:p>3</text:p>
          </table:table-cell>
          <table:table-cell table:formula="of:=[.H15]*[$'Data Capture'.B15]" office:value-type="float" office:value="-0" calcext:value-type="float">
            <text:p>0</text:p>
          </table:table-cell>
          <table:table-cell table:formula="of:=[.I15]*[$'Data Capture'.B1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Total Passes </text:p>
          </table:table-cell>
          <table:table-cell office:value-type="string" calcext:value-type="string">
            <text:p>sou</text:p>
          </table:table-cell>
          <table:table-cell table:formula="of:=[$'sou-bro'.E15]" office:value-type="float" office:value="3.2625" calcext:value-type="float">
            <text:p>3.2625</text:p>
          </table:table-cell>
          <table:table-cell table:number-columns-repeated="2"/>
          <table:table-cell office:value-type="string" calcext:value-type="string">
            <text:p>tot</text:p>
          </table:table-cell>
          <table:table-cell table:formula="of:=[$'utd-tot'.F15]" office:value-type="float" office:value="4.2" calcext:value-type="float">
            <text:p>4.2</text:p>
          </table:table-cell>
          <table:table-cell table:formula="of:=MAX([$'ars-she'.B15:$'ars-she'.C15];[$'ast-liv'.B15:$'ast-liv'.C15];[$'che-cry'.B15:$'che-cry'.C15];[$'eve-bri'.B15:$'eve-bri'.C15];[$'lee-cit'.B15:$'lee-cit'.C15];[$'lei-ham'.B15:$'lei-ham'.C15];[$'new-bur'.B15:$'new-bur'.C15];[$'sou-bro'.B15:$'sou-bro'.C15];[$'utd-tot'.B15:$'utd-tot'.C15];[$'wol-ful'.B15:$'wol-ful'.C15])" office:value-type="float" office:value="707" calcext:value-type="float">
            <text:p>707</text:p>
          </table:table-cell>
          <table:table-cell table:formula="of:=MIN([$'ars-she'.B15:$'ars-she'.C15];[$'ast-liv'.B15:$'ast-liv'.C15];[$'che-cry'.B15:$'che-cry'.C15];[$'eve-bri'.B15:$'eve-bri'.C15];[$'lee-cit'.B15:$'lee-cit'.C15];[$'lei-ham'.B15:$'lei-ham'.C15];[$'new-bur'.B15:$'new-bur'.C15];[$'sou-bro'.B15:$'sou-bro'.C15];[$'utd-tot'.B15:$'utd-tot'.C15];[$'wol-ful'.B15:$'wol-ful'.C15])" office:value-type="float" office:value="280" calcext:value-type="float">
            <text:p>280</text:p>
          </table:table-cell>
          <table:table-cell table:formula="of:=[.H16]*[$'Data Capture'.B16]" office:value-type="float" office:value="4.41875" calcext:value-type="float">
            <text:p>4.41875</text:p>
          </table:table-cell>
          <table:table-cell table:formula="of:=[.I16]*[$'Data Capture'.B1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Tackles </text:p>
          </table:table-cell>
          <table:table-cell office:value-type="string" calcext:value-type="string">
            <text:p>bro</text:p>
          </table:table-cell>
          <table:table-cell table:formula="of:=[$'sou-bro'.F16]" office:value-type="float" office:value="5.94" calcext:value-type="float">
            <text:p>5.94</text:p>
          </table:table-cell>
          <table:table-cell table:number-columns-repeated="2"/>
          <table:table-cell office:value-type="string" calcext:value-type="string">
            <text:p>eve</text:p>
          </table:table-cell>
          <table:table-cell table:formula="of:=[$'eve-bri'.E16]" office:value-type="float" office:value="6.6" calcext:value-type="float">
            <text:p>6.6</text:p>
          </table:table-cell>
          <table:table-cell table:formula="of:=MAX([$'ars-she'.B16:$'ars-she'.C16];[$'ast-liv'.B16:$'ast-liv'.C16];[$'che-cry'.B16:$'che-cry'.C16];[$'eve-bri'.B16:$'eve-bri'.C16];[$'lee-cit'.B16:$'lee-cit'.C16];[$'lei-ham'.B16:$'lei-ham'.C16];[$'new-bur'.B16:$'new-bur'.C16];[$'sou-bro'.B16:$'sou-bro'.C16];[$'utd-tot'.B16:$'utd-tot'.C16];[$'wol-ful'.B16:$'wol-ful'.C16])" office:value-type="float" office:value="27" calcext:value-type="float">
            <text:p>27</text:p>
          </table:table-cell>
          <table:table-cell table:formula="of:=MIN([$'ars-she'.B16:$'ars-she'.C16];[$'ast-liv'.B16:$'ast-liv'.C16];[$'che-cry'.B16:$'che-cry'.C16];[$'eve-bri'.B16:$'eve-bri'.C16];[$'lee-cit'.B16:$'lee-cit'.C16];[$'lei-ham'.B16:$'lei-ham'.C16];[$'new-bur'.B16:$'new-bur'.C16];[$'sou-bro'.B16:$'sou-bro'.C16];[$'utd-tot'.B16:$'utd-tot'.C16];[$'wol-ful'.B16:$'wol-ful'.C16])" office:value-type="float" office:value="5" calcext:value-type="float">
            <text:p>5</text:p>
          </table:table-cell>
          <table:table-cell table:formula="of:=[.H17]*[$'Data Capture'.B17]" office:value-type="float" office:value="8.91" calcext:value-type="float">
            <text:p>8.91</text:p>
          </table:table-cell>
          <table:table-cell table:formula="of:=[.I17]*[$'Data Capture'.B17]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Attacks </text:p>
          </table:table-cell>
          <table:table-cell office:value-type="string" calcext:value-type="string">
            <text:p>utd</text:p>
          </table:table-cell>
          <table:table-cell table:formula="of:=[$'utd-tot'.E17]" office:value-type="float" office:value="4.6" calcext:value-type="float">
            <text:p>4.6</text:p>
          </table:table-cell>
          <table:table-cell table:number-columns-repeated="2"/>
          <table:table-cell office:value-type="string" calcext:value-type="string">
            <text:p>bur</text:p>
          </table:table-cell>
          <table:table-cell table:formula="of:=[$'new-bur'.F17]" office:value-type="float" office:value="5.4" calcext:value-type="float">
            <text:p>5.4</text:p>
          </table:table-cell>
          <table:table-cell table:formula="of:=MAX([$'ars-she'.B17:$'ars-she'.C17];[$'ast-liv'.B17:$'ast-liv'.C17];[$'che-cry'.B17:$'che-cry'.C17];[$'eve-bri'.B17:$'eve-bri'.C17];[$'lee-cit'.B17:$'lee-cit'.C17];[$'lei-ham'.B17:$'lei-ham'.C17];[$'new-bur'.B17:$'new-bur'.C17];[$'sou-bro'.B17:$'sou-bro'.C17];[$'utd-tot'.B17:$'utd-tot'.C17];[$'wol-ful'.B17:$'wol-ful'.C17])" office:value-type="float" office:value="147" calcext:value-type="float">
            <text:p>147</text:p>
          </table:table-cell>
          <table:table-cell table:formula="of:=MIN([$'ars-she'.B17:$'ars-she'.C17];[$'ast-liv'.B17:$'ast-liv'.C17];[$'che-cry'.B17:$'che-cry'.C17];[$'eve-bri'.B17:$'eve-bri'.C17];[$'lee-cit'.B17:$'lee-cit'.C17];[$'lei-ham'.B17:$'lei-ham'.C17];[$'new-bur'.B17:$'new-bur'.C17];[$'sou-bro'.B17:$'sou-bro'.C17];[$'utd-tot'.B17:$'utd-tot'.C17];[$'wol-ful'.B17:$'wol-ful'.C17])" office:value-type="float" office:value="76" calcext:value-type="float">
            <text:p>76</text:p>
          </table:table-cell>
          <table:table-cell table:formula="of:=[.H18]*[$'Data Capture'.B18]" office:value-type="float" office:value="7.35" calcext:value-type="float">
            <text:p>7.35</text:p>
          </table:table-cell>
          <table:table-cell table:formula="of:=[.I18]*[$'Data Capture'.B18]"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string" calcext:value-type="string">
            <text:p>tot</text:p>
          </table:table-cell>
          <table:table-cell table:formula="of:=[$'utd-tot'.F18]"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wol</text:p>
          </table:table-cell>
          <table:table-cell table:formula="of:=[$'wol-ful'.F18]" office:value-type="float" office:value="4.05" calcext:value-type="float">
            <text:p>4.05</text:p>
          </table:table-cell>
          <table:table-cell table:formula="of:=MAX([$'ars-she'.B18:$'ars-she'.C18];[$'ast-liv'.B18:$'ast-liv'.C18];[$'che-cry'.B18:$'che-cry'.C18];[$'eve-bri'.B18:$'eve-bri'.C18];[$'lee-cit'.B18:$'lee-cit'.C18];[$'lei-ham'.B18:$'lei-ham'.C18];[$'new-bur'.B18:$'new-bur'.C18];[$'sou-bro'.B18:$'sou-bro'.C18];[$'utd-tot'.B18:$'utd-tot'.C18];[$'wol-ful'.B18:$'wol-ful'.C18])" office:value-type="float" office:value="76" calcext:value-type="float">
            <text:p>76</text:p>
          </table:table-cell>
          <table:table-cell table:formula="of:=MIN([$'ars-she'.B18:$'ars-she'.C18];[$'ast-liv'.B18:$'ast-liv'.C18];[$'che-cry'.B18:$'che-cry'.C18];[$'eve-bri'.B18:$'eve-bri'.C18];[$'lee-cit'.B18:$'lee-cit'.C18];[$'lei-ham'.B18:$'lei-ham'.C18];[$'new-bur'.B18:$'new-bur'.C18];[$'sou-bro'.B18:$'sou-bro'.C18];[$'utd-tot'.B18:$'utd-tot'.C18];[$'wol-ful'.B18:$'wol-ful'.C18])" office:value-type="float" office:value="30" calcext:value-type="float">
            <text:p>30</text:p>
          </table:table-cell>
          <table:table-cell table:formula="of:=[.H19]*[$'Data Capture'.B19]" office:value-type="float" office:value="5.7" calcext:value-type="float">
            <text:p>5.7</text:p>
          </table:table-cell>
          <table:table-cell table:formula="of:=[.I19]*[$'Data Capture'.B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table:style-name="ce10" office:value-type="string" calcext:value-type="string">
            <text:p>wol</text:p>
          </table:table-cell>
          <table:table-cell table:style-name="ce10" table:formula="of:=[$'wol-ful'.E19]" office:value-type="float" office:value="-0" calcext:value-type="float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ham</text:p>
          </table:table-cell>
          <table:table-cell table:style-name="ce10" table:formula="of:=[$'lei-ham'.F19]" office:value-type="float" office:value="-0" calcext:value-type="float">
            <text:p>0</text:p>
          </table:table-cell>
          <table:table-cell table:style-name="ce10" table:formula="of:=MIN([$'ars-she'.B19:$'ars-she'.C19];[$'ast-liv'.B19:$'ast-liv'.C19];[$'che-cry'.B19:$'che-cry'.C19];[$'eve-bri'.B19:$'eve-bri'.C19];[$'lee-cit'.B19:$'lee-cit'.C19];[$'lei-ham'.B19:$'lei-ham'.C19];[$'new-bur'.B19:$'new-bur'.C19];[$'sou-bro'.B19:$'sou-bro'.C19];[$'utd-tot'.B19:$'utd-tot'.C19];[$'wol-ful'.B19:$'wol-ful'.C19])" office:value-type="float" office:value="0" calcext:value-type="float">
            <text:p>0</text:p>
          </table:table-cell>
          <table:table-cell table:style-name="ce10" table:formula="of:=MAX([$'ars-she'.B19:$'ars-she'.C19];[$'ast-liv'.B19:$'ast-liv'.C19];[$'che-cry'.B19:$'che-cry'.C19];[$'eve-bri'.B19:$'eve-bri'.C19];[$'lee-cit'.B19:$'lee-cit'.C19];[$'lei-ham'.B19:$'lei-ham'.C19];[$'new-bur'.B19:$'new-bur'.C19];[$'sou-bro'.B19:$'sou-bro'.C19];[$'utd-tot'.B19:$'utd-tot'.C19];[$'wol-ful'.B19:$'wol-ful'.C19])" office:value-type="float" office:value="7" calcext:value-type="float">
            <text:p>7</text:p>
          </table:table-cell>
          <table:table-cell table:style-name="ce10" table:formula="of:=[.H20]*[$'Data Capture'.B20]" office:value-type="float" office:value="-0" calcext:value-type="float">
            <text:p>0</text:p>
          </table:table-cell>
          <table:table-cell table:style-name="ce14" table:formula="of:=[.I20]*[$'Data Capture'.B20]" office:value-type="float" office:value="-14" calcext:value-type="float">
            <text:p>-14</text:p>
          </table:table-cell>
        </table:table-row>
        <table:table-row table:style-name="ro1">
          <table:table-cell table:style-name="ce19" office:value-type="string" calcext:value-type="string">
            <text:p>Total </text:p>
          </table:table-cell>
          <table:table-cell/>
          <table:table-cell table:style-name="ce11" table:formula="of:=SUM([.C2:.C20])" office:value-type="float" office:value="39.5795" calcext:value-type="float">
            <text:p>40</text:p>
          </table:table-cell>
          <table:table-cell table:style-name="ce12" table:number-columns-repeated="3"/>
          <table:table-cell table:style-name="ce11" table:formula="of:=SUM([.G2:.G20])" office:value-type="float" office:value="43.873" calcext:value-type="float">
            <text:p>44</text:p>
          </table:table-cell>
          <table:table-cell table:style-name="ce12" table:number-columns-repeated="2"/>
          <table:table-cell table:style-name="ce11" table:formula="of:=SUM([.J2:.J20])" office:value-type="float" office:value="181.13575" calcext:value-type="float">
            <text:p>181</text:p>
          </table:table-cell>
          <table:table-cell table:style-name="ce11" table:formula="of:=SUM([.K2:.K20])" office:value-type="float" office:value="-70.857" calcext:value-type="float">
            <text:p>-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9:39:08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7T09:06:39.303000000</meta:creation-date>
    <dc:date>2020-10-06T20:59:05.212000000</dc:date>
    <meta:editing-duration>PT4H11M18S</meta:editing-duration>
    <meta:editing-cycles>14</meta:editing-cycles>
    <meta:generator>LibreOffice/7.0.0.3$Windows_X86_64 LibreOffice_project/8061b3e9204bef6b321a21033174034a5e2ea88e</meta:generator>
    <meta:document-statistic meta:table-count="12" meta:cell-count="1206" meta:object-count="0"/>
  </office:meta>
</office:document-meta>
</file>